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8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73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0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6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6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1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7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0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5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8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3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6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4">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4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7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5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7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2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2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8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5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0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5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3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3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8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4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4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6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91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9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2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75">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84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751">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office:automatic-styles>
  <office:body>
    <office:presentation>
      <draw:page draw:name="Slide1" draw:style-name="a694" draw:master-page-name="Master1-Layout2-obj-Title-and-Content" presentation:presentation-page-layout-name="Master1-PPL2" draw:id="Slide-256">
        <draw:frame draw:id="id222" presentation:style-name="a698" draw:name="Title 1" svg:x="1.26307in" svg:y="1.06482in" svg:width="9.5816in" svg:height="0.77315in" presentation:class="title" presentation:placeholder="false">
          <draw:text-box>
            <text:p text:style-name="a697" text:class-names="" text:cond-style-name=""><text:span text:style-name="a695" text:class-names="">Digital Portfolio<text:s text:c="1"/></text:span><text:span text:style-name="a696" text:class-names=""/></text:p>
          </draw:text-box>
          <svg:title/>
          <svg:desc/>
        </draw:frame>
        <draw:frame draw:id="id223" presentation:style-name="a718" draw:name="Subtitle 2" svg:x="1.26307in" svg:y="2.84722in" svg:width="9.65186in" svg:height="3.73611in" presentation:class="outline" presentation:placeholder="false">
          <draw:text-box>
            <text:list text:style-name="a703">
              <text:list-item>
                <text:p text:style-name="a702" text:class-names="" text:cond-style-name=""><text:span text:style-name="a699" text:class-names="">Student name:<text:s text:c="1"/></text:span><text:span text:style-name="a700" text:class-names="">punitha.B</text:span><text:span text:style-name="a701" text:class-names=""/></text:p>
              </text:list-item>
            </text:list>
            <text:list text:style-name="a706">
              <text:list-item>
                <text:p text:style-name="a705" text:class-names="" text:cond-style-name=""><text:span text:style-name="a704" text:class-names="">Register no and NMID: asunm293222403845</text:span></text:p>
              </text:list-item>
            </text:list>
            <text:list text:style-name="a709">
              <text:list-item>
                <text:p text:style-name="a708" text:class-names="" text:cond-style-name=""><text:span text:style-name="a707" text:class-names="">Department: computer science<text:s text:c="1"/></text:span></text:p>
              </text:list-item>
            </text:list>
            <text:list text:style-name="a714">
              <text:list-item>
                <text:p text:style-name="a713" text:class-names="" text:cond-style-name=""><text:span text:style-name="a710" text:class-names="">College:<text:s text:c="1"/></text:span><text:span text:style-name="a711" text:class-names="">vidhyasagar</text:span><text:span text:style-name="a712" text:class-names=""><text:s text:c="1"/>women’s college, madras University<text:s text:c="1"/></text:span></text:p>
              </text:list-item>
            </text:list>
            <text:list text:style-name="a717">
              <text:list-item>
                <text:p text:style-name="a716" text:class-names="" text:cond-style-name=""><text:span text:style-name="a715" text:class-names=""/></text:p>
              </text:list-item>
            </text:list>
          </draw:text-box>
          <svg:title/>
          <svg:desc/>
        </draw:frame>
      </draw:page>
      <draw:page draw:name="Slide2" draw:style-name="a719" draw:master-page-name="Master1-Layout2-obj-Title-and-Content" presentation:presentation-page-layout-name="Master1-PPL2" draw:id="Slide-257">
        <draw:frame draw:id="id224" presentation:style-name="a723" draw:name="Title 1" svg:x="1.26307in" svg:y="1.06482in" svg:width="9.5816in" svg:height="0.77315in" presentation:class="title" presentation:placeholder="false">
          <draw:text-box>
            <text:p text:style-name="a722" text:class-names="" text:cond-style-name=""><text:span text:style-name="a720" text:class-names="">AGENDA<text:s text:c="1"/></text:span><text:span text:style-name="a721" text:class-names=""/></text:p>
          </draw:text-box>
          <svg:title/>
          <svg:desc/>
        </draw:frame>
        <draw:frame draw:id="id225" presentation:style-name="a752" draw:name="Content Placeholder 2" svg:x="1.26307in" svg:y="2.84722in" svg:width="9.65186in" svg:height="3.73611in" presentation:class="outline" presentation:placeholder="false">
          <draw:text-box>
            <text:list text:style-name="a726">
              <text:list-item>
                <text:p text:style-name="a725" text:class-names="" text:cond-style-name=""><text:span text:style-name="a724" text:class-names="">Problem statement<text:s text:c="1"/></text:span></text:p>
              </text:list-item>
            </text:list>
            <text:list text:style-name="a729">
              <text:list-item>
                <text:p text:style-name="a728" text:class-names="" text:cond-style-name=""><text:span text:style-name="a727" text:class-names="">Project overview<text:s text:c="1"/></text:span></text:p>
              </text:list-item>
            </text:list>
            <text:list text:style-name="a732">
              <text:list-item>
                <text:p text:style-name="a731" text:class-names="" text:cond-style-name=""><text:span text:style-name="a730" text:class-names="">End users<text:s text:c="1"/></text:span></text:p>
              </text:list-item>
            </text:list>
            <text:list text:style-name="a735">
              <text:list-item>
                <text:p text:style-name="a734" text:class-names="" text:cond-style-name=""><text:span text:style-name="a733" text:class-names="">Tools and technologies<text:s text:c="1"/></text:span></text:p>
              </text:list-item>
            </text:list>
            <text:list text:style-name="a738">
              <text:list-item>
                <text:p text:style-name="a737" text:class-names="" text:cond-style-name=""><text:span text:style-name="a736" text:class-names="">Portfolio design and layout<text:s text:c="1"/></text:span></text:p>
              </text:list-item>
            </text:list>
            <text:list text:style-name="a741">
              <text:list-item>
                <text:p text:style-name="a740" text:class-names="" text:cond-style-name=""><text:span text:style-name="a739" text:class-names="">Features and functionality<text:s text:c="1"/></text:span></text:p>
              </text:list-item>
            </text:list>
            <text:list text:style-name="a744">
              <text:list-item>
                <text:p text:style-name="a743" text:class-names="" text:cond-style-name=""><text:span text:style-name="a742" text:class-names="">Results and screenshot<text:s text:c="1"/></text:span></text:p>
              </text:list-item>
            </text:list>
            <text:list text:style-name="a747">
              <text:list-item>
                <text:p text:style-name="a746" text:class-names="" text:cond-style-name=""><text:span text:style-name="a745" text:class-names="">Conclusion<text:s text:c="1"/></text:span></text:p>
              </text:list-item>
            </text:list>
            <text:list text:style-name="a751">
              <text:list-item>
                <text:p text:style-name="a750" text:class-names="" text:cond-style-name=""><text:span text:style-name="a748" text:class-names="">GitHub link</text:span><text:span text:style-name="a749" text:class-names=""/></text:p>
              </text:list-item>
            </text:list>
          </draw:text-box>
          <svg:title/>
          <svg:desc/>
        </draw:frame>
      </draw:page>
      <draw:page draw:name="Slide3" draw:style-name="a753" draw:master-page-name="Master1-Layout2-obj-Title-and-Content" presentation:presentation-page-layout-name="Master1-PPL2" draw:id="Slide-258">
        <draw:frame draw:id="id226" presentation:style-name="a757" draw:name="Title 1" svg:x="1.26307in" svg:y="1.06482in" svg:width="9.5816in" svg:height="0.77315in" presentation:class="title" presentation:placeholder="false">
          <draw:text-box>
            <text:p text:style-name="a756" text:class-names="" text:cond-style-name=""><text:span text:style-name="a754" text:class-names="">Problem statement<text:s text:c="1"/></text:span><text:span text:style-name="a755" text:class-names=""/></text:p>
          </draw:text-box>
          <svg:title/>
          <svg:desc/>
        </draw:frame>
        <draw:frame draw:id="id227" presentation:style-name="a776" draw:name="Content Placeholder 2" svg:x="1.26307in" svg:y="2.84722in" svg:width="9.65186in" svg:height="3.73611in" presentation:class="outline" presentation:placeholder="false">
          <draw:text-box>
            <text:list text:style-name="a760">
              <text:list-item>
                <text:p text:style-name="a759" text:class-names="" text:cond-style-name=""><text:span text:style-name="a758" text:class-names="">Clearly describe the problem or challenge addressed<text:s text:c="1"/></text:span></text:p>
              </text:list-item>
            </text:list>
            <text:list text:style-name="a763">
              <text:list-item>
                <text:p text:style-name="a762" text:class-names="" text:cond-style-name=""><text:span text:style-name="a761" text:class-names=""/></text:p>
              </text:list-item>
            </text:list>
            <text:list text:style-name="a768">
              <text:list-item>
                <text:p text:style-name="a767" text:class-names="" text:cond-style-name=""><text:span text:style-name="a764" text:class-names="">Provide<text:s text:c="1"/></text:span><text:span text:style-name="a765" text:class-names="">lontext</text:span><text:span text:style-name="a766" text:class-names=""><text:s text:c="1"/>about the project. Including stakeholders goals and constraints.</text:span></text:p>
              </text:list-item>
            </text:list>
            <text:list text:style-name="a771">
              <text:list-item>
                <text:p text:style-name="a770" text:class-names="" text:cond-style-name=""><text:span text:style-name="a769" text:class-names=""/></text:p>
              </text:list-item>
            </text:list>
            <text:list text:style-name="a775">
              <text:list-item>
                <text:p text:style-name="a774" text:class-names="" text:cond-style-name=""><text:span text:style-name="a772" text:class-names="">Outline the goals and objectives of the project<text:s text:c="1"/></text:span><text:span text:style-name="a773" text:class-names=""/></text:p>
              </text:list-item>
            </text:list>
          </draw:text-box>
          <svg:title/>
          <svg:desc/>
        </draw:frame>
      </draw:page>
      <draw:page draw:name="Slide4" draw:style-name="a777" draw:master-page-name="Master1-Layout2-obj-Title-and-Content" presentation:presentation-page-layout-name="Master1-PPL2" draw:id="Slide-259">
        <draw:frame draw:id="id228" presentation:style-name="a781" draw:name="Title 1" svg:x="1.26307in" svg:y="1.06482in" svg:width="9.5816in" svg:height="0.77315in" presentation:class="title" presentation:placeholder="false">
          <draw:text-box>
            <text:p text:style-name="a780" text:class-names="" text:cond-style-name=""><text:span text:style-name="a778" text:class-names="">END USERS<text:s text:c="1"/></text:span><text:span text:style-name="a779" text:class-names=""/></text:p>
          </draw:text-box>
          <svg:title/>
          <svg:desc/>
        </draw:frame>
        <draw:frame draw:id="id229" presentation:style-name="a799" draw:name="Content Placeholder 2" svg:x="1.26307in" svg:y="2.84722in" svg:width="9.65186in" svg:height="3.73611in" presentation:class="outline" presentation:placeholder="false">
          <draw:text-box>
            <text:list text:style-name="a784">
              <text:list-item>
                <text:p text:style-name="a783" text:class-names="" text:cond-style-name=""><text:span text:style-name="a782" text:class-names="">Clearly describe the end users of the project or service.</text:span></text:p>
              </text:list-item>
            </text:list>
            <text:list text:style-name="a787">
              <text:list-item>
                <text:p text:style-name="a786" text:class-names="" text:cond-style-name=""><text:span text:style-name="a785" text:class-names=""/></text:p>
              </text:list-item>
            </text:list>
            <text:list text:style-name="a790">
              <text:list-item>
                <text:p text:style-name="a789" text:class-names="" text:cond-style-name=""><text:span text:style-name="a788" text:class-names="">Explain the needs pain points and coal of the end users.</text:span></text:p>
              </text:list-item>
            </text:list>
            <text:list text:style-name="a793">
              <text:list-item>
                <text:p text:style-name="a792" text:class-names="" text:cond-style-name=""><text:span text:style-name="a791" text:class-names=""/></text:p>
              </text:list-item>
            </text:list>
            <text:list text:style-name="a798">
              <text:list-item>
                <text:p text:style-name="a797" text:class-names="" text:cond-style-name=""><text:span text:style-name="a794" text:class-names="">Highlighed</text:span><text:span text:style-name="a795" text:class-names=""><text:s text:c="1"/>the benefits and improvements made to the user experience.</text:span><text:span text:style-name="a796" text:class-names=""/></text:p>
              </text:list-item>
            </text:list>
          </draw:text-box>
          <svg:title/>
          <svg:desc/>
        </draw:frame>
      </draw:page>
      <draw:page draw:name="Slide5" draw:style-name="a800" draw:master-page-name="Master1-Layout2-obj-Title-and-Content" presentation:presentation-page-layout-name="Master1-PPL2" draw:id="Slide-260">
        <draw:frame draw:id="id230" presentation:style-name="a804" draw:name="Title 1" svg:x="1.26307in" svg:y="1.06482in" svg:width="9.5816in" svg:height="0.77315in" presentation:class="title" presentation:placeholder="false">
          <draw:text-box>
            <text:p text:style-name="a803" text:class-names="" text:cond-style-name=""><text:span text:style-name="a801" text:class-names="">TOOLS AND TECHNOLOGIES</text:span><text:span text:style-name="a802" text:class-names=""/></text:p>
          </draw:text-box>
          <svg:title/>
          <svg:desc/>
        </draw:frame>
        <draw:frame draw:id="id231" presentation:style-name="a823" draw:name="Content Placeholder 2" svg:x="1.26307in" svg:y="2.84722in" svg:width="9.65186in" svg:height="3.73611in" presentation:class="outline" presentation:placeholder="false">
          <draw:text-box>
            <text:list text:style-name="a807">
              <text:list-item>
                <text:p text:style-name="a806" text:class-names="" text:cond-style-name=""><text:span text:style-name="a805" text:class-names="">Mention the specific tools, software and technology used on the project.</text:span></text:p>
              </text:list-item>
            </text:list>
            <text:list text:style-name="a810">
              <text:list-item>
                <text:p text:style-name="a809" text:class-names="" text:cond-style-name=""><text:span text:style-name="a808" text:class-names=""/></text:p>
              </text:list-item>
            </text:list>
            <text:list text:style-name="a813">
              <text:list-item>
                <text:p text:style-name="a812" text:class-names="" text:cond-style-name=""><text:span text:style-name="a811" text:class-names="">Explain how much tool was used and expertise demonstrated in the project.</text:span></text:p>
              </text:list-item>
            </text:list>
            <text:list text:style-name="a816">
              <text:list-item>
                <text:p text:style-name="a815" text:class-names="" text:cond-style-name=""><text:span text:style-name="a814" text:class-names=""/></text:p>
              </text:list-item>
            </text:list>
            <text:list text:style-name="a822">
              <text:list-item>
                <text:p text:style-name="a821" text:class-names="" text:cond-style-name=""><text:span text:style-name="a817" text:class-names="">Emphasize the technical skills and expertise demonstrated<text:s text:c="1"/></text:span><text:span text:style-name="a818" text:class-names="">strated</text:span><text:span text:style-name="a819" text:class-names=""><text:s text:c="1"/>in the project.</text:span><text:span text:style-name="a820" text:class-names=""/></text:p>
              </text:list-item>
            </text:list>
          </draw:text-box>
          <svg:title/>
          <svg:desc/>
        </draw:frame>
      </draw:page>
      <draw:page draw:name="Slide6" draw:style-name="a824" draw:master-page-name="Master1-Layout2-obj-Title-and-Content" presentation:presentation-page-layout-name="Master1-PPL2" draw:id="Slide-261">
        <draw:frame draw:id="id232" presentation:style-name="a828" draw:name="Title 1" svg:x="1.26307in" svg:y="1.06482in" svg:width="9.5816in" svg:height="0.77315in" presentation:class="title" presentation:placeholder="false">
          <draw:text-box>
            <text:p text:style-name="a827" text:class-names="" text:cond-style-name=""><text:span text:style-name="a825" text:class-names="">PROJECT OVERVIEW<text:s text:c="1"/></text:span><text:span text:style-name="a826" text:class-names=""/></text:p>
          </draw:text-box>
          <svg:title/>
          <svg:desc/>
        </draw:frame>
        <draw:frame draw:id="id233" presentation:style-name="a850" draw:name="Content Placeholder 2" svg:x="1.26307in" svg:y="2.84722in" svg:width="9.65186in" svg:height="3.73611in" presentation:class="outline" presentation:placeholder="false">
          <draw:text-box>
            <text:list text:style-name="a831">
              <text:list-item>
                <text:p text:style-name="a830" text:class-names="" text:cond-style-name=""><text:span text:style-name="a829" text:class-names="">Clear and concise title</text:span></text:p>
              </text:list-item>
            </text:list>
            <text:list text:style-name="a834">
              <text:list-item>
                <text:p text:style-name="a833" text:class-names="" text:cond-style-name=""><text:span text:style-name="a832" text:class-names="">Brief description of the project goal</text:span></text:p>
              </text:list-item>
            </text:list>
            <text:list text:style-name="a837">
              <text:list-item>
                <text:p text:style-name="a836" text:class-names="" text:cond-style-name=""><text:span text:style-name="a835" text:class-names="">Your contribution and responsibilities</text:span></text:p>
              </text:list-item>
            </text:list>
            <text:list text:style-name="a840">
              <text:list-item>
                <text:p text:style-name="a839" text:class-names="" text:cond-style-name=""><text:span text:style-name="a838" text:class-names="">Technical creative or problem solving skills used</text:span></text:p>
              </text:list-item>
            </text:list>
            <text:list text:style-name="a843">
              <text:list-item>
                <text:p text:style-name="a842" text:class-names="" text:cond-style-name=""><text:span text:style-name="a841" text:class-names="">Results achievements or impact</text:span></text:p>
              </text:list-item>
            </text:list>
            <text:list text:style-name="a846">
              <text:list-item>
                <text:p text:style-name="a845" text:class-names="" text:cond-style-name=""><text:span text:style-name="a844" text:class-names="">Software technologies or methodologies used.</text:span></text:p>
              </text:list-item>
            </text:list>
            <text:list text:style-name="a849">
              <text:list-item>
                <text:p text:style-name="a848" text:class-names="" text:cond-style-name=""><text:span text:style-name="a847" text:class-names=""/></text:p>
              </text:list-item>
            </text:list>
          </draw:text-box>
          <svg:title/>
          <svg:desc/>
        </draw:frame>
      </draw:page>
      <draw:page draw:name="Slide7" draw:style-name="a851" draw:master-page-name="Master1-Layout2-obj-Title-and-Content" presentation:presentation-page-layout-name="Master1-PPL2" draw:id="Slide-262">
        <draw:frame draw:id="id234" presentation:style-name="a855" draw:name="Title 1" svg:x="1.26307in" svg:y="1.06482in" svg:width="9.5816in" svg:height="0.77315in" presentation:class="title" presentation:placeholder="false">
          <draw:text-box>
            <text:p text:style-name="a854" text:class-names="" text:cond-style-name=""><text:span text:style-name="a852" text:class-names="">PORTFOLIO DESIGN AND LAY OUT</text:span><text:span text:style-name="a853" text:class-names=""/></text:p>
          </draw:text-box>
          <svg:title/>
          <svg:desc/>
        </draw:frame>
        <draw:frame draw:id="id235" presentation:style-name="a881" draw:name="Content Placeholder 2" svg:x="1.26307in" svg:y="2.84722in" svg:width="9.65186in" svg:height="3.73611in" presentation:class="outline" presentation:placeholder="false">
          <draw:text-box>
            <text:list text:style-name="a858">
              <text:list-item>
                <text:p text:style-name="a857" text:class-names="" text:cond-style-name=""><text:span text:style-name="a856" text:class-names="">Easy and navigate and visually appealing</text:span></text:p>
              </text:list-item>
            </text:list>
            <text:list text:style-name="a863">
              <text:list-item>
                <text:p text:style-name="a862" text:class-names="" text:cond-style-name=""><text:span text:style-name="a859" text:class-names="">Use a consistent<text:s text:c="1"/></text:span><text:span text:style-name="a860" text:class-names="">color</text:span><text:span text:style-name="a861" text:class-names=""><text:s text:c="1"/>visually typography and style.</text:span></text:p>
              </text:list-item>
            </text:list>
            <text:list text:style-name="a866">
              <text:list-item>
                <text:p text:style-name="a865" text:class-names="" text:cond-style-name=""><text:span text:style-name="a864" text:class-names="">Use high quality images diagrams in illustrations to showcase work.</text:span></text:p>
              </text:list-item>
            </text:list>
            <text:list text:style-name="a869">
              <text:list-item>
                <text:p text:style-name="a868" text:class-names="" text:cond-style-name=""><text:span text:style-name="a867" text:class-names="">Choose a clear readable front and use heading to create hierarchy.</text:span></text:p>
              </text:list-item>
            </text:list>
            <text:list text:style-name="a874">
              <text:list-item>
                <text:p text:style-name="a873" text:class-names="" text:cond-style-name=""><text:span text:style-name="a870" text:class-names="">Organize content into clear sections about<text:s text:c="1"/></text:span><text:span text:style-name="a871" text:class-names="">contect</text:span><text:span text:style-name="a872" text:class-names="">.</text:span></text:p>
              </text:list-item>
            </text:list>
            <text:list text:style-name="a877">
              <text:list-item>
                <text:p text:style-name="a876" text:class-names="" text:cond-style-name=""><text:span text:style-name="a875" text:class-names="">Use a clear and concise format to display project information.</text:span></text:p>
              </text:list-item>
            </text:list>
            <text:list text:style-name="a880">
              <text:list-item>
                <text:p text:style-name="a879" text:class-names="" text:cond-style-name=""><text:span text:style-name="a878" text:class-names=""/></text:p>
              </text:list-item>
            </text:list>
          </draw:text-box>
          <svg:title/>
          <svg:desc/>
        </draw:frame>
      </draw:page>
      <draw:page draw:name="Slide8" draw:style-name="a882" draw:master-page-name="Master1-Layout2-obj-Title-and-Content" presentation:presentation-page-layout-name="Master1-PPL2" draw:id="Slide-263">
        <draw:frame draw:id="id236" presentation:style-name="a886" draw:name="Title 1" svg:x="1.26307in" svg:y="1.06482in" svg:width="9.5816in" svg:height="0.77315in" presentation:class="title" presentation:placeholder="false">
          <draw:text-box>
            <text:p text:style-name="a885" text:class-names="" text:cond-style-name=""><text:span text:style-name="a883" text:class-names="">FEATURES AND FUNCTIONALITY</text:span><text:span text:style-name="a884" text:class-names=""/></text:p>
          </draw:text-box>
          <svg:title/>
          <svg:desc/>
        </draw:frame>
        <draw:frame draw:id="id237" presentation:style-name="a903" draw:name="Content Placeholder 2" svg:x="1.26307in" svg:y="2.84722in" svg:width="9.65186in" svg:height="3.73611in" presentation:class="outline" presentation:placeholder="false">
          <draw:text-box>
            <text:list text:style-name="a889">
              <text:list-item>
                <text:p text:style-name="a888" text:class-names="" text:cond-style-name=""><text:span text:style-name="a887" text:class-names="">Allow visitors to filter projects by type skill or industry.</text:span></text:p>
              </text:list-item>
            </text:list>
            <text:list text:style-name="a892">
              <text:list-item>
                <text:p text:style-name="a891" text:class-names="" text:cond-style-name=""><text:span text:style-name="a890" text:class-names="">Display project thumbnails with hover effects or animations.</text:span></text:p>
              </text:list-item>
            </text:list>
            <text:list text:style-name="a895">
              <text:list-item>
                <text:p text:style-name="a894" text:class-names="" text:cond-style-name=""><text:span text:style-name="a893" text:class-names="">Use models to display project details without leaving the main page.</text:span></text:p>
              </text:list-item>
            </text:list>
            <text:list text:style-name="a898">
              <text:list-item>
                <text:p text:style-name="a897" text:class-names="" text:cond-style-name=""><text:span text:style-name="a896" text:class-names="">Showcase project image with galleries or carousel</text:span></text:p>
              </text:list-item>
            </text:list>
            <text:list text:style-name="a902">
              <text:list-item>
                <text:p text:style-name="a901" text:class-names="" text:cond-style-name=""><text:span text:style-name="a899" text:class-names="">Include client testimonials or review to build credibility.</text:span><text:span text:style-name="a900" text:class-names=""/></text:p>
              </text:list-item>
            </text:list>
          </draw:text-box>
          <svg:title/>
          <svg:desc/>
        </draw:frame>
      </draw:page>
      <draw:page draw:name="Slide9" draw:style-name="a904" draw:master-page-name="Master1-Layout2-obj-Title-and-Content" presentation:presentation-page-layout-name="Master1-PPL2" draw:id="Slide-264">
        <draw:frame draw:id="id238" presentation:style-name="a908" draw:name="Title 1" svg:x="1.26307in" svg:y="1.06482in" svg:width="9.5816in" svg:height="0.77315in" presentation:class="title" presentation:placeholder="false">
          <draw:text-box>
            <text:p text:style-name="a907" text:class-names="" text:cond-style-name=""><text:span text:style-name="a905" text:class-names="">RESULTS AND SCREENSHOT<text:s text:c="1"/></text:span><text:span text:style-name="a906" text:class-names=""/></text:p>
          </draw:text-box>
          <svg:title/>
          <svg:desc/>
        </draw:frame>
        <draw:frame draw:id="id239" presentation:style-name="a927" draw:name="Content Placeholder 2" svg:x="1.26307in" svg:y="2.84722in" svg:width="9.65186in" svg:height="3.73611in" presentation:class="outline" presentation:placeholder="false">
          <draw:text-box>
            <text:list text:style-name="a911">
              <text:list-item>
                <text:p text:style-name="a910" text:class-names="" text:cond-style-name=""><text:span text:style-name="a909" text:class-names="">Highlight measurable results such as increased website traffic or improved.</text:span></text:p>
              </text:list-item>
            </text:list>
            <text:list text:style-name="a916">
              <text:list-item>
                <text:p text:style-name="a915" text:class-names="" text:cond-style-name=""><text:span text:style-name="a912" text:class-names="">Emphasize<text:s text:c="1"/></text:span><text:span text:style-name="a913" text:class-names="">specif</text:span><text:span text:style-name="a914" text:class-names=""><text:s text:c="1"/>achievements such as successful project completion sir awards</text:span></text:p>
              </text:list-item>
            </text:list>
            <text:list text:style-name="a919">
              <text:list-item>
                <text:p text:style-name="a918" text:class-names="" text:cond-style-name=""><text:span text:style-name="a917" text:class-names="">Use high quality screenshot that clearly showcase</text:span></text:p>
              </text:list-item>
            </text:list>
            <text:list text:style-name="a922">
              <text:list-item>
                <text:p text:style-name="a921" text:class-names="" text:cond-style-name=""><text:span text:style-name="a920" text:class-names="">Choose screen short that demonstrate key features or results.</text:span></text:p>
              </text:list-item>
            </text:list>
            <text:list text:style-name="a926">
              <text:list-item>
                <text:p text:style-name="a925" text:class-names="" text:cond-style-name=""><text:span text:style-name="a923" text:class-names="">Use screenshot to support your narrative rather than overwhelming the viewer with overwhelming the viewer with too many images.</text:span><text:span text:style-name="a924" text:class-names=""/></text:p>
              </text:list-item>
            </text:list>
          </draw:text-box>
          <svg:title/>
          <svg:desc/>
        </draw:frame>
      </draw:page>
      <draw:page draw:name="Slide10" draw:style-name="a928" draw:master-page-name="Master1-Layout2-obj-Title-and-Content" presentation:presentation-page-layout-name="Master1-PPL2" draw:id="Slide-265">
        <draw:frame draw:id="id240" presentation:style-name="a932" draw:name="Title 1" svg:x="1.26307in" svg:y="1.06482in" svg:width="9.5816in" svg:height="0.77315in" presentation:class="title" presentation:placeholder="false">
          <draw:text-box>
            <text:p text:style-name="a931" text:class-names="" text:cond-style-name=""><text:span text:style-name="a929" text:class-names="">CONCLUSION<text:s text:c="1"/></text:span><text:span text:style-name="a930" text:class-names=""/></text:p>
          </draw:text-box>
          <svg:title/>
          <svg:desc/>
        </draw:frame>
        <draw:frame draw:id="id241" presentation:style-name="a951" draw:name="Content Placeholder 2" svg:x="1.26307in" svg:y="2.84722in" svg:width="9.65186in" svg:height="3.73611in" presentation:class="outline" presentation:placeholder="false">
          <draw:text-box>
            <text:list text:style-name="a935">
              <text:list-item>
                <text:p text:style-name="a934" text:class-names="" text:cond-style-name=""><text:span text:style-name="a933" text:class-names="">Recap your skills experience and achievements.</text:span></text:p>
              </text:list-item>
            </text:list>
            <text:list text:style-name="a938">
              <text:list-item>
                <text:p text:style-name="a937" text:class-names="" text:cond-style-name=""><text:span text:style-name="a936" text:class-names="">Emphasize what sets you apart from others in your field<text:s text:c="1"/></text:span></text:p>
              </text:list-item>
            </text:list>
            <text:list text:style-name="a941">
              <text:list-item>
                <text:p text:style-name="a940" text:class-names="" text:cond-style-name=""><text:span text:style-name="a939" text:class-names="">Encourage visitors to contact You learn more about your work.</text:span></text:p>
              </text:list-item>
            </text:list>
            <text:list text:style-name="a944">
              <text:list-item>
                <text:p text:style-name="a943" text:class-names="" text:cond-style-name=""><text:span text:style-name="a942" text:class-names="">Encourage visitors to contact you learn more work.</text:span></text:p>
              </text:list-item>
            </text:list>
            <text:list text:style-name="a947">
              <text:list-item>
                <text:p text:style-name="a946" text:class-names="" text:cond-style-name=""><text:span text:style-name="a945" text:class-names="">Add a personal message or reflection too on your website work<text:s text:c="1"/></text:span></text:p>
              </text:list-item>
            </text:list>
            <text:list text:style-name="a950">
              <text:list-item>
                <text:p text:style-name="a949" text:class-names="" text:cond-style-name=""><text:span text:style-name="a948" text:class-names=""/></text:p>
              </text:list-item>
            </text:list>
          </draw:text-box>
          <svg:title/>
          <svg:desc/>
        </draw:frame>
      </draw:page>
      <draw:page draw:name="Slide11" draw:style-name="a952" draw:master-page-name="Master1-Layout2-obj-Title-and-Content" presentation:presentation-page-layout-name="Master1-PPL2" draw:id="Slide-266">
        <draw:frame draw:id="id242" presentation:style-name="a953" draw:name="Title 1" svg:x="1.26307in" svg:y="1.06482in" svg:width="9.5816in" svg:height="0.77315in" presentation:class="title" presentation:placeholder="true">
          <draw:text-box/>
          <svg:title/>
          <svg:desc/>
        </draw:frame>
        <draw:frame draw:id="id243" presentation:style-name="a979" draw:name="Content Placeholder 2" svg:x="1.26307in" svg:y="2.84722in" svg:width="9.65186in" svg:height="3.73611in" presentation:class="outline" presentation:placeholder="false">
          <draw:text-box>
            <text:list text:style-name="a956">
              <text:list-item>
                <text:p text:style-name="a955" text:class-names="" text:cond-style-name=""><text:span text:style-name="a954" text:class-names=""/></text:p>
              </text:list-item>
            </text:list>
            <text:list text:style-name="a959">
              <text:list-item>
                <text:p text:style-name="a958" text:class-names="" text:cond-style-name=""><text:span text:style-name="a957" text:class-names=""/></text:p>
              </text:list-item>
            </text:list>
            <text:list text:style-name="a962">
              <text:list-item>
                <text:p text:style-name="a961" text:class-names="" text:cond-style-name=""><text:span text:style-name="a960" text:class-names=""/></text:p>
              </text:list-item>
            </text:list>
            <text:list text:style-name="a965">
              <text:list-item>
                <text:p text:style-name="a964" text:class-names="" text:cond-style-name=""><text:span text:style-name="a963" text:class-names=""/></text:p>
              </text:list-item>
            </text:list>
            <text:list text:style-name="a969">
              <text:list-item>
                <text:p text:style-name="a968" text:class-names="" text:cond-style-name=""><text:span text:style-name="a966" text:class-names=""><text:s text:c="54"/></text:span><text:span text:style-name="a967" text:class-names="">THANK YOU</text:span></text:p>
              </text:list-item>
            </text:list>
            <text:list text:style-name="a972">
              <text:list-item>
                <text:p text:style-name="a971" text:class-names="" text:cond-style-name=""><text:span text:style-name="a970" text:class-names=""/></text:p>
              </text:list-item>
            </text:list>
            <text:list text:style-name="a975">
              <text:list-item>
                <text:p text:style-name="a974" text:class-names="" text:cond-style-name=""><text:span text:style-name="a973" text:class-names=""/></text:p>
              </text:list-item>
            </text:list>
            <text:list text:style-name="a978">
              <text:list-item>
                <text:p text:style-name="a977" text:class-names="" text:cond-style-name=""><text:span text:style-name="a97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26307in" svg:y="2.2963in" svg:width="9.65186in" svg:height="2.92831in"/>
      <presentation:placeholder presentation:object="subtitle" svg:x="1.26307in" svg:y="5.22461in" svg:width="9.65186in" svg:height="0.94206in"/>
      <presentation:placeholder presentation:object="date-time" svg:x="11.11in" svg:y="1.96in" svg:width="1.08333in" svg:height="0.33333in"/>
      <presentation:placeholder presentation:object="footer" svg:x="9.79in" svg:y="3.5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1.26307in" svg:y="1.06482in" svg:width="9.5816in" svg:height="0.77315in"/>
      <presentation:placeholder presentation:object="object" svg:x="1.26307in" svg:y="2.84722in" svg:width="9.651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7in" svg:y="2.92831in" svg:width="4.75834in" svg:height="2.49762in"/>
      <presentation:placeholder presentation:object="outline" svg:x="7.54108in" svg:y="2.92831in" svg:width="4.1093in" svg:height="2.49762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1.26307in" svg:y="1.06482in" svg:width="9.5816in" svg:height="0.77315in"/>
      <presentation:placeholder presentation:object="object" svg:x="1.26307in" svg:y="2.84722in" svg:width="5.27686in" svg:height="3.73611in"/>
      <presentation:placeholder presentation:object="object" svg:x="6.78993in" svg:y="2.84722in" svg:width="5.27686in" svg:height="3.73611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1.26307in" svg:y="1.06482in" svg:width="9.5816in" svg:height="0.77315in"/>
      <presentation:placeholder presentation:object="outline" svg:x="1.26307in" svg:y="2.84722in" svg:width="5.27686in" svg:height="0.63021in"/>
      <presentation:placeholder presentation:object="object" svg:x="1.26307in" svg:y="3.47743in" svg:width="5.27686in" svg:height="3.1059in"/>
      <presentation:placeholder presentation:object="outline" svg:x="6.78993in" svg:y="2.84722in" svg:width="5.27686in" svg:height="0.63021in"/>
      <presentation:placeholder presentation:object="object" svg:x="6.78993in" svg:y="3.47743in" svg:width="5.27686in" svg:height="3.1059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1.26307in" svg:y="1.06482in" svg:width="9.5816in" svg:height="0.773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41667in" svg:width="3.05463in" svg:height="1.75in"/>
      <presentation:placeholder presentation:object="object" svg:x="6.32234in" svg:y="1.58333in" svg:width="5.67593in" svg:height="5in"/>
      <presentation:placeholder presentation:object="outline" svg:x="1.26307in" svg:y="3.42222in" svg:width="3.05463in" svg:height="3.1666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307in" svg:y="1.85185in" svg:width="4.22696in" svg:height="1.89815in"/>
      <presentation:placeholder presentation:object="graphic" svg:x="7.16084in" svg:y="1.25in" svg:width="3.5293in" svg:height="5in"/>
      <presentation:placeholder presentation:object="outline" svg:x="1.26307in" svg:y="4in" svg:width="4.22049in" svg:height="1.5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7in" svg:y="5.43518in" svg:width="9.65186in" svg:height="0.61979in"/>
      <presentation:placeholder presentation:object="graphic" svg:x="1.26307in" svg:y="0.75in" svg:width="9.65186in" svg:height="3.75in"/>
      <presentation:placeholder presentation:object="outline" svg:x="1.26307in" svg:y="6.05497in" svg:width="9.65186in" svg:height="0.5399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5634in" svg:y="1.16297in" svg:width="9.65859in" svg:height="1.50152in"/>
      <presentation:placeholder presentation:object="outline" svg:x="1.26307in" svg:y="3.875in" svg:width="9.65186in" svg:height="2.70833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996in" svg:y="1.07407in" svg:width="9.2453in" svg:height="2.94907in"/>
      <presentation:placeholder presentation:object="outline" svg:x="2.12811in" svg:y="4.02315in" svg:width="8.45496in" svg:height="0.37421in"/>
      <presentation:placeholder presentation:object="outline" svg:x="1.26307in" svg:y="5.5in" svg:width="10.11034in" svg:height="1.09127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2.59259in" svg:width="9.65186in" svg:height="1.99313in"/>
      <presentation:placeholder presentation:object="outline" svg:x="1.26307in" svg:y="5.49537in" svg:width="9.65186in" svg:height="0.9409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1.26307in" svg:y="1.06482in" svg:width="9.65186in" svg:height="0.77315in"/>
      <presentation:placeholder presentation:object="outline" svg:x="1.26307in" svg:y="2.84722in" svg:width="3.436in" svg:height="0.63021in"/>
      <presentation:placeholder presentation:object="outline" svg:x="1.26307in" svg:y="3.47743in" svg:width="3.436in" svg:height="3.11384in"/>
      <presentation:placeholder presentation:object="outline" svg:x="4.93517in" svg:y="2.84722in" svg:width="3.44161in" svg:height="0.63021in"/>
      <presentation:placeholder presentation:object="outline" svg:x="4.93517in" svg:y="3.47743in" svg:width="3.44161in" svg:height="3.11384in"/>
      <presentation:placeholder presentation:object="outline" svg:x="8.62657in" svg:y="2.84722in" svg:width="3.44021in" svg:height="0.63021in"/>
      <presentation:placeholder presentation:object="outline" svg:x="8.62678in" svg:y="3.47743in" svg:width="3.44in" svg:height="3.11384in"/>
      <presentation:placeholder presentation:object="date-time" svg:x="11.65038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1.26307in" svg:y="1.06482in" svg:width="9.65186in" svg:height="0.77315in"/>
      <presentation:placeholder presentation:object="outline" svg:x="1.26307in" svg:y="4.95718in" svg:width="3.336in" svg:height="0.63021in"/>
      <presentation:placeholder presentation:object="graphic" svg:x="1.45948in" svg:y="2.84722in" svg:width="2.94318in" svg:height="1.7405in"/>
      <presentation:placeholder presentation:object="outline" svg:x="1.26307in" svg:y="5.58739in" svg:width="3.336in" svg:height="1.00388in"/>
      <presentation:placeholder presentation:object="outline" svg:x="4.99657in" svg:y="4.95718in" svg:width="3.336in" svg:height="0.63021in"/>
      <presentation:placeholder presentation:object="graphic" svg:x="5.19298in" svg:y="2.84722in" svg:width="2.94318in" svg:height="1.7405in"/>
      <presentation:placeholder presentation:object="outline" svg:x="4.998in" svg:y="5.58739in" svg:width="3.336in" svg:height="1.00388in"/>
      <presentation:placeholder presentation:object="outline" svg:x="8.73007in" svg:y="4.95718in" svg:width="3.33672in" svg:height="0.63021in"/>
      <presentation:placeholder presentation:object="graphic" svg:x="8.9272in" svg:y="2.84722in" svg:width="2.94318in" svg:height="1.7405in"/>
      <presentation:placeholder presentation:object="outline" svg:x="8.73007in" svg:y="5.58738in" svg:width="3.33672in" svg:height="1.00388in"/>
      <presentation:placeholder presentation:object="date-time" svg:x="11.65038in" svg:y="6.9902in" svg:width="1.08333in" svg:height="0.33333in"/>
      <presentation:placeholder presentation:object="footer" svg:x="0.61364in" svg:y="6.9902in" svg:width="3.98544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1.26307in" svg:y="1.06482in" svg:width="9.65186in" svg:height="0.77315in"/>
      <presentation:placeholder presentation:object="outline" svg:x="1.26307in" svg:y="2.84722in" svg:width="9.65186in" svg:height="3.73611in"/>
      <presentation:placeholder presentation:object="date-time" svg:x="11.69667in" svg:y="6.9902in" svg:width="1.08333in" svg:height="0.33333in"/>
      <presentation:placeholder presentation:object="footer" svg:x="0.61364in" svg:y="6.9902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38893in" svg:y="1.39815in" svg:width="1.54196in" svg:height="5.19312in"/>
      <presentation:placeholder presentation:object="outline" svg:x="1.26307in" svg:y="1.39815in" svg:width="6.84167in" svg:height="5.19312in"/>
      <presentation:placeholder presentation:object="date-time" svg:x="11.65038in" svg:y="6.9902in" svg:width="1.08501in" svg:height="0.33333in"/>
      <presentation:placeholder presentation:object="footer" svg:x="0.61364in" svg:y="6.9902in" svg:width="4.22112in" svg:height="0.33333in"/>
      <presentation:placeholder presentation:object="page-number" svg:x="11.32168in" svg:y="0.32341in" svg:width="0.91667in" svg:height="0.83955in"/>
    </style:presentation-page-layout>
    <style:default-style style:family="graphic">
      <style:graphic-properties draw:fill="solid" draw:fill-color="#b31166" draw:opacity="100%" draw:stroke="solid" svg:stroke-width="0.02083in" svg:stroke-color="#4a0327" svg:stroke-opacity="100%" svg:stroke-linecap="round"/>
    </style:default-style>
    <draw:gradient draw:name="a355" draw:style="radial" draw:cx="50%" draw:cy="50%" draw:start-color="#9b6bf2" draw:end-color="#9b6bf2" draw:start-intensity="7%" draw:end-intensity="14%"/>
    <draw:gradient draw:name="a357" draw:style="radial" draw:cx="50%" draw:cy="50%" draw:start-color="#9b6bf2" draw:end-color="#9b6bf2" draw:start-intensity="6%" draw:end-intensity="7%"/>
    <draw:gradient draw:name="a359" draw:style="radial" draw:cx="50%" draw:cy="50%" draw:start-color="#9b6bf2" draw:end-color="#9b6bf2" draw:start-intensity="7%" draw:end-intensity="14%"/>
    <draw:gradient draw:name="a35" draw:style="radial" draw:cx="50%" draw:cy="50%" draw:start-color="#9b6bf2" draw:end-color="#9b6bf2" draw:start-intensity="10%" draw:end-intensity="11%"/>
    <draw:gradient draw:name="a37" draw:style="radial" draw:cx="50%" draw:cy="50%" draw:start-color="#9b6bf2" draw:end-color="#9b6bf2" draw:start-intensity="8%" draw:end-intensity="8%"/>
    <draw:gradient draw:name="a39" draw:style="radial" draw:cx="50%" draw:cy="50%" draw:start-color="#9b6bf2" draw:end-color="#9b6bf2" draw:start-intensity="7%" draw:end-intensity="14%"/>
    <draw:gradient draw:name="a125" draw:style="radial" draw:cx="50%" draw:cy="50%" draw:start-color="#9b6bf2" draw:end-color="#9b6bf2" draw:start-intensity="10%" draw:end-intensity="11%"/>
    <draw:gradient draw:name="a127" draw:style="radial" draw:cx="50%" draw:cy="50%" draw:start-color="#9b6bf2" draw:end-color="#9b6bf2" draw:start-intensity="8%" draw:end-intensity="8%"/>
    <draw:gradient draw:name="a129" draw:style="radial" draw:cx="50%" draw:cy="50%" draw:start-color="#9b6bf2" draw:end-color="#9b6bf2" draw:start-intensity="7%" draw:end-intensity="14%"/>
    <draw:gradient draw:name="a311" draw:style="radial" draw:cx="50%" draw:cy="50%" draw:start-color="#9b6bf2" draw:end-color="#9b6bf2" draw:start-intensity="10%" draw:end-intensity="11%"/>
    <draw:gradient draw:name="a313" draw:style="radial" draw:cx="50%" draw:cy="50%" draw:start-color="#9b6bf2" draw:end-color="#9b6bf2" draw:start-intensity="8%" draw:end-intensity="8%"/>
    <draw:gradient draw:name="a315" draw:style="radial" draw:cx="50%" draw:cy="50%" draw:start-color="#9b6bf2" draw:end-color="#9b6bf2" draw:start-intensity="7%" draw:end-intensity="14%"/>
    <draw:gradient draw:name="a317" draw:style="radial" draw:cx="50%" draw:cy="50%" draw:start-color="#9b6bf2" draw:end-color="#9b6bf2" draw:start-intensity="6%" draw:end-intensity="7%"/>
    <draw:gradient draw:name="a319" draw:style="radial" draw:cx="50%" draw:cy="50%" draw:start-color="#9b6bf2" draw:end-color="#9b6bf2" draw:start-intensity="7%" draw:end-intensity="14%"/>
    <draw:gradient draw:name="a41" draw:style="radial" draw:cx="50%" draw:cy="50%" draw:start-color="#9b6bf2" draw:end-color="#9b6bf2" draw:start-intensity="6%" draw:end-intensity="7%"/>
    <draw:gradient draw:name="a43" draw:style="radial" draw:cx="50%" draw:cy="50%" draw:start-color="#9b6bf2" draw:end-color="#9b6bf2" draw:start-intensity="7%" draw:end-intensity="14%"/>
    <draw:gradient draw:name="a506" draw:style="radial" draw:cx="50%" draw:cy="50%" draw:start-color="#9b6bf2" draw:end-color="#9b6bf2" draw:start-intensity="10%" draw:end-intensity="11%"/>
    <draw:gradient draw:name="a508" draw:style="radial" draw:cx="50%" draw:cy="50%" draw:start-color="#9b6bf2" draw:end-color="#9b6bf2" draw:start-intensity="8%" draw:end-intensity="8%"/>
    <draw:gradient draw:name="a426" draw:style="radial" draw:cx="50%" draw:cy="50%" draw:start-color="#9b6bf2" draw:end-color="#9b6bf2" draw:start-intensity="10%" draw:end-intensity="11%"/>
    <draw:gradient draw:name="a680" draw:style="radial" draw:cx="50%" draw:cy="50%" draw:start-color="#9b6bf2" draw:end-color="#9b6bf2" draw:start-intensity="10%" draw:end-intensity="11%"/>
    <draw:gradient draw:name="a131" draw:style="radial" draw:cx="50%" draw:cy="50%" draw:start-color="#9b6bf2" draw:end-color="#9b6bf2" draw:start-intensity="6%" draw:end-intensity="7%"/>
    <draw:gradient draw:name="a133" draw:style="radial" draw:cx="50%" draw:cy="50%" draw:start-color="#9b6bf2" draw:end-color="#9b6bf2" draw:start-intensity="7%" draw:end-intensity="14%"/>
    <draw:gradient draw:name="a682" draw:style="radial" draw:cx="50%" draw:cy="50%" draw:start-color="#9b6bf2" draw:end-color="#9b6bf2" draw:start-intensity="8%" draw:end-intensity="8%"/>
    <draw:gradient draw:name="a428" draw:style="radial" draw:cx="50%" draw:cy="50%" draw:start-color="#9b6bf2" draw:end-color="#9b6bf2" draw:start-intensity="8%" draw:end-intensity="8%"/>
    <draw:gradient draw:name="a471" draw:style="radial" draw:cx="50%" draw:cy="50%" draw:start-color="#9b6bf2" draw:end-color="#9b6bf2" draw:start-intensity="10%" draw:end-intensity="11%"/>
    <draw:gradient draw:name="a473" draw:style="radial" draw:cx="50%" draw:cy="50%" draw:start-color="#9b6bf2" draw:end-color="#9b6bf2" draw:start-intensity="8%" draw:end-intensity="8%"/>
    <draw:gradient draw:name="a684" draw:style="radial" draw:cx="50%" draw:cy="50%" draw:start-color="#9b6bf2" draw:end-color="#9b6bf2" draw:start-intensity="7%" draw:end-intensity="14%"/>
    <draw:gradient draw:name="a475" draw:style="radial" draw:cx="50%" draw:cy="50%" draw:start-color="#9b6bf2" draw:end-color="#9b6bf2" draw:start-intensity="7%" draw:end-intensity="14%"/>
    <draw:gradient draw:name="a686" draw:style="radial" draw:cx="50%" draw:cy="50%" draw:start-color="#9b6bf2" draw:end-color="#9b6bf2" draw:start-intensity="6%" draw:end-intensity="7%"/>
    <draw:gradient draw:name="a391" draw:style="radial" draw:cx="50%" draw:cy="50%" draw:start-color="#9b6bf2" draw:end-color="#9b6bf2" draw:start-intensity="10%" draw:end-intensity="11%"/>
    <draw:gradient draw:name="a477" draw:style="radial" draw:cx="50%" draw:cy="50%" draw:start-color="#9b6bf2" draw:end-color="#9b6bf2" draw:start-intensity="6%" draw:end-intensity="7%"/>
    <draw:gradient draw:name="a688" draw:style="radial" draw:cx="50%" draw:cy="50%" draw:start-color="#9b6bf2" draw:end-color="#9b6bf2" draw:start-intensity="7%" draw:end-intensity="14%"/>
    <draw:gradient draw:name="a393" draw:style="radial" draw:cx="50%" draw:cy="50%" draw:start-color="#9b6bf2" draw:end-color="#9b6bf2" draw:start-intensity="8%" draw:end-intensity="8%"/>
    <draw:gradient draw:name="a479" draw:style="radial" draw:cx="50%" draw:cy="50%" draw:start-color="#9b6bf2" draw:end-color="#9b6bf2" draw:start-intensity="7%" draw:end-intensity="14%"/>
    <draw:gradient draw:name="a395" draw:style="radial" draw:cx="50%" draw:cy="50%" draw:start-color="#9b6bf2" draw:end-color="#9b6bf2" draw:start-intensity="7%" draw:end-intensity="14%"/>
    <draw:gradient draw:name="a397" draw:style="radial" draw:cx="50%" draw:cy="50%" draw:start-color="#9b6bf2" draw:end-color="#9b6bf2" draw:start-intensity="6%" draw:end-intensity="7%"/>
    <draw:gradient draw:name="a399" draw:style="radial" draw:cx="50%" draw:cy="50%" draw:start-color="#9b6bf2" draw:end-color="#9b6bf2" draw:start-intensity="7%" draw:end-intensity="14%"/>
    <draw:gradient draw:name="a510" draw:style="radial" draw:cx="50%" draw:cy="50%" draw:start-color="#9b6bf2" draw:end-color="#9b6bf2" draw:start-intensity="7%" draw:end-intensity="14%"/>
    <draw:gradient draw:name="a512" draw:style="radial" draw:cx="50%" draw:cy="50%" draw:start-color="#9b6bf2" draw:end-color="#9b6bf2" draw:start-intensity="6%" draw:end-intensity="7%"/>
    <draw:gradient draw:name="a430" draw:style="radial" draw:cx="50%" draw:cy="50%" draw:start-color="#9b6bf2" draw:end-color="#9b6bf2" draw:start-intensity="7%" draw:end-intensity="14%"/>
    <draw:gradient draw:name="a514" draw:style="radial" draw:cx="50%" draw:cy="50%" draw:start-color="#9b6bf2" draw:end-color="#9b6bf2" draw:start-intensity="7%" draw:end-intensity="14%"/>
    <draw:gradient draw:name="a432" draw:style="radial" draw:cx="50%" draw:cy="50%" draw:start-color="#9b6bf2" draw:end-color="#9b6bf2" draw:start-intensity="6%" draw:end-intensity="7%"/>
    <draw:gradient draw:name="a434" draw:style="radial" draw:cx="50%" draw:cy="50%" draw:start-color="#9b6bf2" draw:end-color="#9b6bf2" draw:start-intensity="7%" draw:end-intensity="14%"/>
    <draw:gradient draw:name="a351" draw:style="radial" draw:cx="50%" draw:cy="50%" draw:start-color="#9b6bf2" draw:end-color="#9b6bf2" draw:start-intensity="10%" draw:end-intensity="11%"/>
    <draw:gradient draw:name="a353" draw:style="radial" draw:cx="50%" draw:cy="50%" draw:start-color="#9b6bf2" draw:end-color="#9b6bf2" draw:start-intensity="8%" draw:end-intensity="8%"/>
    <draw:fill-image draw:name="a68" xlink:href="media/image1.png" xlink:show="embed" xlink:actuate="onLoad"/>
    <draw:fill-image draw:name="a424" xlink:href="media/image1.png" xlink:show="embed" xlink:actuate="onLoad"/>
    <draw:fill-image draw:name="a33" xlink:href="media/image1.png" xlink:show="embed" xlink:actuate="onLoad"/>
    <draw:fill-image draw:name="a504" xlink:href="media/image1.png" xlink:show="embed" xlink:actuate="onLoad"/>
    <draw:fill-image draw:name="a123" xlink:href="media/image1.png" xlink:show="embed" xlink:actuate="onLoad"/>
    <draw:fill-image draw:name="a678" xlink:href="media/image1.png" xlink:show="embed" xlink:actuate="onLoad"/>
    <draw:fill-image draw:name="a389" xlink:href="media/image1.png" xlink:show="embed" xlink:actuate="onLoad"/>
    <draw:fill-image draw:name="a349" xlink:href="media/image1.png" xlink:show="embed" xlink:actuate="onLoad"/>
    <draw:fill-image draw:name="a469" xlink:href="media/image1.png" xlink:show="embed" xlink:actuate="onLoad"/>
    <draw:fill-image draw:name="a309" xlink:href="media/image1.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graphic-properties draw:fill="bitmap" draw:fill-image-name="a309" style:repeat="stretch" draw:stroke="none"/>
    </style:style>
    <style:style style:family="text" style:name="a6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gradient" draw:fill-gradient-name="a311" draw:stroke="none"/>
    </style:style>
    <style:style style:family="graphic" style:name="a314">
      <style:graphic-properties draw:fill="gradient" draw:fill-gradient-name="a313" draw:stroke="none"/>
    </style:style>
    <style:style style:family="graphic" style:name="a316">
      <style:graphic-properties draw:fill="gradient" draw:fill-gradient-name="a315" draw:stroke="none"/>
    </style:style>
    <style:style style:family="graphic" style:name="a420">
      <style:graphic-properties draw:fill="solid" draw:fill-color="#b31166" draw:opacity="100%" draw:stroke="none" draw:shadow="visible" draw:shadow-offset-x="0in" draw:shadow-offset-y="0.02778in" draw:shadow-color="#000000" draw:shadow-opacity="45%"/>
    </style:style>
    <style:style style:family="graphic" style:name="a318">
      <style:graphic-properties draw:fill="gradient" draw:fill-gradient-name="a317" draw:stroke="non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draw:fill="bitmap" draw:fill-image-name="a424" style:repeat="stretch" draw:stroke="none"/>
    </style:style>
    <style:style style:family="text" style:name="a8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7">
      <style:graphic-properties draw:fill="gradient" draw:fill-gradient-name="a426" draw:stroke="none"/>
    </style:style>
    <style:style style:family="paragraph" style:name="a8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9">
      <style:graphic-properties draw:fill="gradient" draw:fill-gradient-name="a428" draw:stroke="none"/>
    </style:style>
    <style:style style:family="paragraph" style:name="a1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
      <style:text-properties fo:text-transform="uppercas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14">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graphic" style:name="a320">
      <style:graphic-properties draw:fill="gradient" draw:fill-gradient-name="a319" draw:stroke="non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ffffff" draw:opacity="100%" draw:stroke="none"/>
    </style:style>
    <style:style style:family="graphic" style:name="a322">
      <style:graphic-properties draw:fill="solid" draw:fill-color="#ffffff" draw:opacity="20%" draw:stroke="none"/>
    </style:style>
    <style:style style:family="graphic" style:name="a323">
      <style:graphic-properties draw:fill="solid" draw:fill-color="#ffffff" draw:opacity="100%" draw:stroke="none"/>
    </style:style>
    <style:style style:family="graphic" style:name="a324">
      <style:graphic-properties draw:fill="solid" draw:fill-color="#ffffff" draw:opacity="100%" draw:stroke="none"/>
    </style:style>
    <style:style style:family="drawing-page" style:name="a3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gradient" draw:fill-gradient-name="a430" draw:stroke="non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3">
      <style:graphic-properties draw:fill="gradient" draw:fill-gradient-name="a432" draw:stroke="none"/>
    </style:style>
    <style:style style:family="paragraph" style:name="a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draw:fill="gradient" draw:fill-gradient-name="a434" draw:stroke="none"/>
    </style:style>
    <style:style style:family="graphic" style:name="a436">
      <style:graphic-properties draw:fill="solid" draw:fill-color="#ffffff" draw:opacity="20%" draw:stroke="non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7">
      <style:graphic-properties draw:fill="solid" draw:fill-color="#ffffff" draw:opacity="100%" draw:stroke="none"/>
    </style:style>
    <style:style style:family="text" style:name="a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8">
      <style:graphic-properties draw:fill="solid" draw:fill-color="#ffffff" draw:opacity="100%" draw:stroke="none"/>
    </style:style>
    <style:style style:family="text" style:name="a540">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8">
      <style:graphic-properties draw:fill="none" draw:stroke="solid" svg:stroke-width="0.01389in" svg:stroke-color="#b31166" svg:stroke-opacity="40%" svg:stroke-linecap="round"/>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draw:fill="none" draw:stroke="solid" svg:stroke-width="0.01389in" svg:stroke-color="#b31166" svg:stroke-opacity="40%" svg:stroke-linecap="round"/>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solid" draw:fill-color="#b31166" draw:opacity="100%" draw:stroke="none" draw:shadow="visible" draw:shadow-offset-x="0in" draw:shadow-offset-y="0.02778in" draw:shadow-color="#000000" draw:shadow-opacity="45%"/>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3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3">
      <style:text-properties fo:font-variant="normal" fo:text-transform="none" fo:color="#ef53a5" style:text-line-through-type="none" style:text-line-through-style="none" style:text-line-through-width="auto" style:text-line-through-color="font-color" style:text-position="0% 100%" fo:font-family="Arial" style:font-family-complex="Arial"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4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4">
      <style:graphic-properties draw:fill="bitmap" draw:fill-image-name="a123" style:repeat="stretch" draw:stroke="non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6">
      <style:graphic-properties draw:fill="gradient" draw:fill-gradient-name="a125" draw:stroke="non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28">
      <style:graphic-properties draw:fill="gradient" draw:fill-gradient-name="a127" draw:stroke="none"/>
    </style:style>
    <style:style style:family="text" style:name="a23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solid" draw:fill-color="#b31166" draw:opacity="100%" draw:stroke="none" draw:shadow="visible" draw:shadow-offset-x="0in" draw:shadow-offset-y="0.02778in" draw:shadow-color="#000000" draw:shadow-opacity="45%"/>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50">
      <style:text-properties fo:font-variant="small-caps"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
      <style:graphic-properties draw:fill="gradient" draw:fill-gradient-name="a129" draw:stroke="none"/>
    </style:style>
    <style:style style:family="text" style:name="a56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draw:fill="gradient" draw:fill-gradient-name="a131" draw:stroke="none"/>
    </style:style>
    <style:style style:family="paragraph" style:name="a5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4">
      <style:graphic-properties draw:fill="gradient" draw:fill-gradient-name="a133" draw:stroke="none"/>
    </style:style>
    <style:style style:family="text" style:name="a565">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draw:fill="solid" draw:fill-color="#ffffff" draw:opacity="100%" draw:stroke="none"/>
    </style:style>
    <style:style style:family="paragraph" style:name="a56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draw:fill="solid" draw:fill-color="#ffffff" draw:opacity="100%" draw:stroke="none"/>
    </style:style>
    <style:style style:family="graphic" style:name="a137">
      <style:graphic-properties draw:fill="solid" draw:fill-color="#ffffff" draw:opacity="20%" draw:stroke="non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draw:fill="solid" draw:fill-color="#ffffff" draw:opacity="100%" draw:stroke="non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draw:fill="solid" draw:fill-color="#b31166" draw:opacity="100%" draw:stroke="none" draw:shadow="visible" draw:shadow-offset-x="0in" draw:shadow-offset-y="0.02778in" draw:shadow-color="#000000" draw:shadow-opacity="45%"/>
    </style:style>
    <style:style style:family="presentation" style:name="a24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7">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0">
      <style:graphic-properties draw:fill="bitmap" draw:fill-image-name="a349" style:repeat="stretch" draw:stroke="none"/>
    </style:style>
    <style:style style:family="graphic" style:name="a679">
      <style:graphic-properties draw:fill="bitmap" draw:fill-image-name="a678" style:repeat="stretch" draw:stroke="none"/>
    </style:style>
    <style:style style:family="paragraph" style:name="a2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52">
      <style:graphic-properties draw:fill="gradient" draw:fill-gradient-name="a351" draw:stroke="none"/>
    </style:style>
    <style:style style:family="graphic" style:name="a354">
      <style:graphic-properties draw:fill="gradient" draw:fill-gradient-name="a353" draw:stroke="none"/>
    </style:style>
    <style:style style:family="graphic" style:name="a356">
      <style:graphic-properties draw:fill="gradient" draw:fill-gradient-name="a355" draw:stroke="none"/>
    </style:style>
    <style:style style:family="graphic" style:name="a358">
      <style:graphic-properties draw:fill="gradient" draw:fill-gradient-name="a357" draw:stroke="none"/>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5">
      <style:graphic-properties draw:fill="solid" draw:fill-color="#b31166" draw:opacity="100%" draw:stroke="none" draw:shadow="visible" draw:shadow-offset-x="0in" draw:shadow-offset-y="0.02778in" draw:shadow-color="#000000" draw:shadow-opacity="45%"/>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1">
      <style:graphic-properties draw:fill="gradient" draw:fill-gradient-name="a680" draw:stroke="none"/>
    </style:style>
    <style:style style:family="paragraph" style:name="a14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draw:fill="gradient" draw:fill-gradient-name="a682" draw:stroke="non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85">
      <style:graphic-properties draw:fill="gradient" draw:fill-gradient-name="a684" draw:stroke="non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7">
      <style:graphic-properties draw:fill="gradient" draw:fill-gradient-name="a686" draw:stroke="non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draw:fill="gradient" draw:fill-gradient-name="a359" draw:stroke="none"/>
    </style:style>
    <style:style style:family="graphic" style:name="a689">
      <style:graphic-properties draw:fill="gradient" draw:fill-gradient-name="a688" draw:stroke="none"/>
    </style:style>
    <style:style style:family="paragraph" style:name="a2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draw:fill="solid" draw:fill-color="#ffffff" draw:opacity="100%" draw:stroke="none"/>
    </style:style>
    <style:style style:family="presentation" style:name="a2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62">
      <style:graphic-properties draw:fill="solid" draw:fill-color="#ffffff" draw:opacity="20%" draw:stroke="none"/>
    </style:style>
    <style:style style:family="graphic" style:name="a363">
      <style:graphic-properties draw:fill="solid" draw:fill-color="#ffffff" draw:opacity="100%" draw:stroke="none"/>
    </style:style>
    <style:style style:family="graphic" style:name="a364">
      <style:graphic-properties draw:fill="solid" draw:fill-color="#ffffff" draw:opacity="100%" draw:stroke="none"/>
    </style:style>
    <style:style style:family="drawing-page" style:name="a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6">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draw:fill="bitmap" draw:fill-image-name="a469" style:repeat="stretch" draw:stroke="none"/>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72">
      <style:graphic-properties draw:fill="gradient" draw:fill-gradient-name="a471" draw:stroke="none"/>
    </style:style>
    <style:style style:family="graphic" style:name="a474">
      <style:graphic-properties draw:fill="gradient" draw:fill-gradient-name="a473" draw:stroke="none"/>
    </style:style>
    <style:style style:family="graphic" style:name="a476">
      <style:graphic-properties draw:fill="gradient" draw:fill-gradient-name="a475" draw:stroke="none"/>
    </style:style>
    <style:style style:family="graphic" style:name="a478">
      <style:graphic-properties draw:fill="gradient" draw:fill-gradient-name="a477" draw:stroke="non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0">
      <style:graphic-properties draw:fill="solid" draw:fill-color="#ffffff" draw:opacity="100%" draw:stroke="non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691">
      <style:graphic-properties draw:fill="solid" draw:fill-color="#ffffff" draw:opacity="20%" draw:stroke="none"/>
    </style:style>
    <style:style style:family="text" style:name="a589">
      <style:text-properties fo:font-variant="normal" fo:text-transform="none" fo:color="#ef53a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92">
      <style:graphic-properties draw:fill="solid" draw:fill-color="#ffffff" draw:opacity="100%" draw:stroke="none"/>
    </style:style>
    <style:style style:family="graphic" style:name="a693">
      <style:graphic-properties draw:fill="solid" draw:fill-color="#ffffff" draw:opacity="100%" draw:stroke="non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draw:fill="solid" draw:fill-color="#b31166" draw:opacity="100%" draw:stroke="none" draw:shadow="visible" draw:shadow-offset-x="0in" draw:shadow-offset-y="0.02778in" draw:shadow-color="#000000" draw:shadow-opacity="45%"/>
    </style:style>
    <style:style style:family="text" style:name="a37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4">
      <style:text-properties fo:font-variant="normal" fo:text-transform="none" fo:color="#ef53a5"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0">
      <style:graphic-properties draw:fill="gradient" draw:fill-gradient-name="a479" draw:stroke="none"/>
    </style:style>
    <style:style style:family="graphic" style:name="a481">
      <style:graphic-properties draw:fill="solid" draw:fill-color="#ffffff" draw:opacity="20%" draw:stroke="none"/>
    </style:style>
    <style:style style:family="graphic" style:name="a482">
      <style:graphic-properties draw:fill="solid" draw:fill-color="#ffffff" draw:opacity="100%" draw:stroke="none"/>
    </style:style>
    <style:style style:family="graphic" style:name="a483">
      <style:graphic-properties draw:fill="solid" draw:fill-color="#ffffff" draw:opacity="100%" draw:stroke="none"/>
    </style:style>
    <style:style style:family="drawing-page" style:name="a48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ef53a5"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85">
      <style:graphic-properties draw:fill="solid" draw:fill-color="#b31166" draw:opacity="100%" draw:stroke="none" draw:shadow="visible" draw:shadow-offset-x="0in" draw:shadow-offset-y="0.02778in" draw:shadow-color="#000000" draw:shadow-opacity="45%"/>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0">
      <style:graphic-properties draw:fill="bitmap" draw:fill-image-name="a389" style:repeat="stretch" draw:stroke="none"/>
    </style:style>
    <style:style style:family="text" style:name="a2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draw:fill="gradient" draw:fill-gradient-name="a391" draw:stroke="none"/>
    </style:style>
    <style:style style:family="graphic" style:name="a394">
      <style:graphic-properties draw:fill="gradient" draw:fill-gradient-name="a393" draw:stroke="none"/>
    </style:style>
    <style:style style:family="graphic" style:name="a396">
      <style:graphic-properties draw:fill="gradient" draw:fill-gradient-name="a395" draw:stroke="none"/>
    </style:style>
    <style:style style:family="graphic" style:name="a398">
      <style:graphic-properties draw:fill="gradient" draw:fill-gradient-name="a397" draw:stroke="none"/>
    </style:style>
    <style:style style:family="paragraph" style:name="a1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4">
      <style:text-properties fo:font-variant="normal" fo:text-transform="none" fo:color="#ef53a5"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8">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b3116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9">
      <style:graphic-properties draw:fill="solid" draw:fill-color="#b31166" draw:opacity="100%" draw:stroke="none" draw:shadow="visible" draw:shadow-offset-x="0in" draw:shadow-offset-y="0.02778in" draw:shadow-color="#000000" draw:shadow-opacity="45%"/>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34">
      <style:graphic-properties draw:fill="bitmap" draw:fill-image-name="a33" style:repeat="stretch" draw:stroke="none"/>
    </style:style>
    <style:style style:family="graphic" style:name="a36">
      <style:graphic-properties draw:fill="gradient" draw:fill-gradient-name="a35" draw:stroke="none"/>
    </style:style>
    <style:style style:family="graphic" style:name="a38">
      <style:graphic-properties draw:fill="gradient" draw:fill-gradient-name="a37" draw:stroke="none"/>
    </style:style>
    <style:style style:family="graphic" style:name="a40">
      <style:graphic-properties draw:fill="gradient" draw:fill-gradient-name="a39" draw:stroke="none"/>
    </style:style>
    <style:style style:family="graphic" style:name="a42">
      <style:graphic-properties draw:fill="gradient" draw:fill-gradient-name="a41" draw:stroke="none"/>
    </style:style>
    <style:style style:family="graphic" style:name="a44">
      <style:graphic-properties draw:fill="gradient" draw:fill-gradient-name="a43" draw:stroke="none"/>
    </style:style>
    <style:style style:family="graphic" style:name="a45">
      <style:graphic-properties draw:fill="solid" draw:fill-color="#ffffff" draw:opacity="20%" draw:stroke="none"/>
    </style:style>
    <style:style style:family="graphic" style:name="a46">
      <style:graphic-properties draw:fill="solid" draw:fill-color="#ffffff" draw:opacity="100%" draw:stroke="none"/>
    </style:style>
    <style:style style:family="graphic" style:name="a47">
      <style:graphic-properties draw:fill="solid" draw:fill-color="#ffffff" draw:opacity="100%" draw:stroke="none"/>
    </style:style>
    <style:style style:family="drawing-page" style:name="a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graphic-properties draw:fill="none" draw:stroke="solid" svg:stroke-width="0.01389in" svg:stroke-color="#b31166" svg:stroke-opacity="40%" svg:stroke-linecap="round"/>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draw:fill="none" draw:stroke="solid" svg:stroke-width="0.01389in" svg:stroke-color="#b31166" svg:stroke-opacity="40%" svg:stroke-linecap="round"/>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ebebe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text-transform="uppercase" fo:color="#ef53a5"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solid" draw:fill-color="#b31166" draw:opacity="100%" draw:stroke="none" draw:shadow="visible" draw:shadow-offset-x="0in" draw:shadow-offset-y="0.02778in" draw:shadow-color="#000000" draw:shadow-opacity="45%"/>
    </style:style>
    <style:style style:family="paragraph" style:name="a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draw:fill="bitmap" draw:fill-image-name="a504" style:repeat="stretch" draw:stroke="none"/>
    </style:style>
    <style:style style:family="graphic" style:name="a507">
      <style:graphic-properties draw:fill="gradient" draw:fill-gradient-name="a506" draw:stroke="non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draw:fill="gradient" draw:fill-gradient-name="a508" draw:stroke="none"/>
    </style:style>
    <style:style style:family="paragraph" style:name="a6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draw:fill="gradient" draw:fill-gradient-name="a399" draw:stroke="none"/>
    </style:style>
    <style:style style:family="graphic" style:name="a401">
      <style:graphic-properties draw:fill="solid" draw:fill-color="#ffffff" draw:opacity="20%" draw:stroke="none"/>
    </style:style>
    <style:style style:family="graphic" style:name="a402">
      <style:graphic-properties draw:fill="solid" draw:fill-color="#ffffff" draw:opacity="100%" draw:stroke="none"/>
    </style:style>
    <style:style style:family="graphic" style:name="a403">
      <style:graphic-properties draw:fill="solid" draw:fill-color="#ffffff" draw:opacity="100%" draw:stroke="none"/>
    </style:style>
    <style:style style:family="drawing-page" style:name="a4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
      <style:graphic-properties draw:fill="solid" draw:fill-color="#b31166" draw:opacity="100%" draw:stroke="none" draw:shadow="visible" draw:shadow-offset-x="0in" draw:shadow-offset-y="0.02778in" draw:shadow-color="#000000" draw:shadow-opacity="45%"/>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draw:fill="gradient" draw:fill-gradient-name="a510" draw:stroke="non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513">
      <style:graphic-properties draw:fill="gradient" draw:fill-gradient-name="a512" draw:stroke="none"/>
    </style:style>
    <style:style style:family="graphic" style:name="a69">
      <style:graphic-properties draw:fill="bitmap" draw:fill-image-name="a68" style:repeat="stretch" draw:stroke="none"/>
    </style:style>
    <style:style style:family="graphic" style:name="a515">
      <style:graphic-properties draw:fill="gradient" draw:fill-gradient-name="a514" draw:stroke="none"/>
    </style:style>
    <style:style style:family="graphic" style:name="a516">
      <style:graphic-properties draw:fill="solid" draw:fill-color="#ffffff" draw:opacity="20%" draw:stroke="none"/>
    </style:style>
    <style:style style:family="graphic" style:name="a517">
      <style:graphic-properties draw:fill="solid" draw:fill-color="#ffffff" draw:opacity="100%" draw:stroke="none"/>
    </style:style>
    <style:style style:family="graphic" style:name="a518">
      <style:graphic-properties draw:fill="solid" draw:fill-color="#ffffff" draw:opacity="100%" draw:stroke="none"/>
    </style:style>
    <style:style style:family="drawing-page" style:name="a5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5">
      <style:graphic-properties draw:fill="solid" draw:fill-color="#b31166" draw:opacity="100%" draw:stroke="none" draw:shadow="visible" draw:shadow-offset-x="0in" draw:shadow-offset-y="0.02778in" draw:shadow-color="#000000" draw:shadow-opacity="45%"/>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
      <style:graphic-properties draw:fill="solid" draw:fill-color="#ffffff" draw:opacity="100%" draw:stroke="non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b31166"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6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6">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6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8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8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7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78">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20">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49">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9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0">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2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81">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6">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33">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159">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202">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652">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5">
      <text:list-level-style-bullet text:level="1" text:bullet-char="">
        <style:list-level-properties text:space-before="0.0625in" text:min-label-width="0.3125in"/>
        <style:text-properties fo:color="#b31166" fo:font-family="Wingdings 3" style:font-charset="x-symbol" fo:font-size="80%"/>
      </text:list-level-style-bullet>
      <text:list-level-style-bullet text:level="2" text:bullet-char="">
        <style:list-level-properties text:space-before="0.5in" text:min-label-width="0.3125in"/>
        <style:text-properties fo:color="#b31166" fo:font-family="Wingdings 3" style:font-charset="x-symbol" fo:font-size="80%"/>
      </text:list-level-style-bullet>
      <text:list-level-style-bullet text:level="3" text:bullet-char="">
        <style:list-level-properties text:space-before="0.9375in" text:min-label-width="0.3125in"/>
        <style:text-properties fo:color="#b31166" fo:font-family="Wingdings 3" style:font-charset="x-symbol" fo:font-size="80%"/>
      </text:list-level-style-bullet>
      <text:list-level-style-bullet text:level="4" text:bullet-char="">
        <style:list-level-properties text:space-before="1.4375in" text:min-label-width="0.3125in"/>
        <style:text-properties fo:color="#b31166" fo:font-family="Wingdings 3" style:font-charset="x-symbol" fo:font-size="80%"/>
      </text:list-level-style-bullet>
      <text:list-level-style-bullet text:level="5" text:bullet-char="">
        <style:list-level-properties text:space-before="1.9375in" text:min-label-width="0.3125in"/>
        <style:text-properties fo:color="#b31166" fo:font-family="Wingdings 3" style:font-charset="x-symbol" fo:font-size="80%"/>
      </text:list-level-style-bullet>
      <text:list-level-style-bullet text:level="6" text:bullet-char="">
        <style:list-level-properties text:space-before="2.4375in" text:min-label-width="0.3125in"/>
        <style:text-properties fo:color="#b31166" fo:font-family="Wingdings 3" style:font-charset="x-symbol" fo:font-size="80%"/>
      </text:list-level-style-bullet>
      <text:list-level-style-bullet text:level="7" text:bullet-char="">
        <style:list-level-properties text:space-before="2.9375in" text:min-label-width="0.3125in"/>
        <style:text-properties fo:color="#b31166" fo:font-family="Wingdings 3" style:font-charset="x-symbol" fo:font-size="80%"/>
      </text:list-level-style-bullet>
      <text:list-level-style-bullet text:level="8" text:bullet-char="">
        <style:list-level-properties text:space-before="3.4375in" text:min-label-width="0.3125in"/>
        <style:text-properties fo:color="#b31166" fo:font-family="Wingdings 3" style:font-charset="x-symbol" fo:font-size="80%"/>
      </text:list-level-style-bullet>
      <text:list-level-style-bullet text:level="9" text:bullet-char="">
        <style:list-level-properties text:space-before="3.9375in" text:min-label-width="0.3125in"/>
        <style:text-properties fo:color="#b31166" fo:font-family="Wingdings 3" style:font-charset="x-symbol" fo:font-size="80%"/>
      </text:list-level-style-bullet>
    </text:list-style>
    <text:list-style style:name="a199">
      <text:list-level-style-bullet text:level="1" text:bullet-char="">
        <style:list-level-properties text:space-before="0in" text:min-label-width="0.375in"/>
        <style:text-properties fo:color="#b31166" fo:font-family="Wingdings 3" style:font-charset="x-symbol" fo:font-size="80%"/>
      </text:list-level-style-bullet>
      <text:list-level-style-bullet text:level="2" text:bullet-char="">
        <style:list-level-properties text:space-before="0.4375in" text:min-label-width="0.375in"/>
        <style:text-properties fo:color="#b31166" fo:font-family="Wingdings 3" style:font-charset="x-symbol" fo:font-size="80%"/>
      </text:list-level-style-bullet>
      <text:list-level-style-bullet text:level="3" text:bullet-char="">
        <style:list-level-properties text:space-before="0.875in" text:min-label-width="0.375in"/>
        <style:text-properties fo:color="#b31166" fo:font-family="Wingdings 3" style:font-charset="x-symbol" fo:font-size="80%"/>
      </text:list-level-style-bullet>
      <text:list-level-style-bullet text:level="4" text:bullet-char="">
        <style:list-level-properties text:space-before="1.375in" text:min-label-width="0.375in"/>
        <style:text-properties fo:color="#b31166" fo:font-family="Wingdings 3" style:font-charset="x-symbol" fo:font-size="80%"/>
      </text:list-level-style-bullet>
      <text:list-level-style-bullet text:level="5" text:bullet-char="">
        <style:list-level-properties text:space-before="1.875in" text:min-label-width="0.375in"/>
        <style:text-properties fo:color="#b31166" fo:font-family="Wingdings 3" style:font-charset="x-symbol" fo:font-size="80%"/>
      </text:list-level-style-bullet>
      <text:list-level-style-bullet text:level="6" text:bullet-char="">
        <style:list-level-properties text:space-before="2.375in" text:min-label-width="0.375in"/>
        <style:text-properties fo:color="#b31166" fo:font-family="Wingdings 3" style:font-charset="x-symbol" fo:font-size="80%"/>
      </text:list-level-style-bullet>
      <text:list-level-style-bullet text:level="7" text:bullet-char="">
        <style:list-level-properties text:space-before="2.875in" text:min-label-width="0.375in"/>
        <style:text-properties fo:color="#b31166" fo:font-family="Wingdings 3" style:font-charset="x-symbol" fo:font-size="80%"/>
      </text:list-level-style-bullet>
      <text:list-level-style-bullet text:level="8" text:bullet-char="">
        <style:list-level-properties text:space-before="3.375in" text:min-label-width="0.375in"/>
        <style:text-properties fo:color="#b31166" fo:font-family="Wingdings 3" style:font-charset="x-symbol" fo:font-size="80%"/>
      </text:list-level-style-bullet>
      <text:list-level-style-bullet text:level="9" text:bullet-char="">
        <style:list-level-properties text:space-before="3.875in" text:min-label-width="0.375in"/>
        <style:text-properties fo:color="#b31166" fo:font-family="Wingdings 3" style:font-charset="x-symbol" fo:font-size="80%"/>
      </text:list-level-style-bullet>
    </text:list-style>
    <text:list-style style:name="a20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658">
      <text:list-level-style-bullet text:level="1" text:bullet-char="">
        <style:list-level-properties text:space-before="0.125in" text:min-label-width="0.25in"/>
        <style:text-properties fo:color="#b31166" fo:font-family="Wingdings 3" style:font-charset="x-symbol" fo:font-size="80%"/>
      </text:list-level-style-bullet>
      <text:list-level-style-bullet text:level="2" text:bullet-char="">
        <style:list-level-properties text:space-before="0.5625in" text:min-label-width="0.25in"/>
        <style:text-properties fo:color="#b31166" fo:font-family="Wingdings 3" style:font-charset="x-symbol" fo:font-size="80%"/>
      </text:list-level-style-bullet>
      <text:list-level-style-bullet text:level="3" text:bullet-char="">
        <style:list-level-properties text:space-before="1in" text:min-label-width="0.25in"/>
        <style:text-properties fo:color="#b31166" fo:font-family="Wingdings 3" style:font-charset="x-symbol" fo:font-size="80%"/>
      </text:list-level-style-bullet>
      <text:list-level-style-bullet text:level="4" text:bullet-char="">
        <style:list-level-properties text:space-before="1.5in" text:min-label-width="0.25in"/>
        <style:text-properties fo:color="#b31166" fo:font-family="Wingdings 3" style:font-charset="x-symbol" fo:font-size="80%"/>
      </text:list-level-style-bullet>
      <text:list-level-style-bullet text:level="5" text:bullet-char="">
        <style:list-level-properties text:space-before="2in" text:min-label-width="0.25in"/>
        <style:text-properties fo:color="#b31166" fo:font-family="Wingdings 3" style:font-charset="x-symbol" fo:font-size="80%"/>
      </text:list-level-style-bullet>
      <text:list-level-style-bullet text:level="6" text:bullet-char="">
        <style:list-level-properties text:space-before="2.5in" text:min-label-width="0.25in"/>
        <style:text-properties fo:color="#b31166" fo:font-family="Wingdings 3" style:font-charset="x-symbol" fo:font-size="80%"/>
      </text:list-level-style-bullet>
      <text:list-level-style-bullet text:level="7" text:bullet-char="">
        <style:list-level-properties text:space-before="3in" text:min-label-width="0.25in"/>
        <style:text-properties fo:color="#b31166" fo:font-family="Wingdings 3" style:font-charset="x-symbol" fo:font-size="80%"/>
      </text:list-level-style-bullet>
      <text:list-level-style-bullet text:level="8" text:bullet-char="">
        <style:list-level-properties text:space-before="3.5in" text:min-label-width="0.25in"/>
        <style:text-properties fo:color="#b31166" fo:font-family="Wingdings 3" style:font-charset="x-symbol" fo:font-size="80%"/>
      </text:list-level-style-bullet>
      <text:list-level-style-bullet text:level="9" text:bullet-char="">
        <style:list-level-properties text:space-before="4in" text:min-label-width="0.25in"/>
        <style:text-properties fo:color="#b31166" fo:font-family="Wingdings 3" style:font-charset="x-symbol" fo:font-size="80%"/>
      </text:list-level-style-bullet>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Boardroom" style:page-layout-name="pageLayout1" draw:style-name="a0">
      <draw:g draw:name="Group 7" draw:id="id0">
        <svg:title/>
        <svg:desc/>
        <draw:custom-shape svg:x="0in" svg:y="0in" svg:width="13.33333in" svg:height="7.5in" draw:id="id7" draw:style-name="a34" draw:name="Rectangle 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8" draw:style-name="a36" draw:name="Oval 1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 draw:style-name="a38"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0" draw:style-name="a40"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 draw:style-name="a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2" draw:style-name="a44"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 draw:style-name="a45" draw:transform="translate(-1.80414in -0.2411in) rotate(-6.11158) translate(11.08995in 2.20689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50252in" svg:y="2.04113in" svg:width="12.33333in" svg:height="4.95833in" draw:id="id14" draw:style-name="a46"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5" draw:style-name="a47"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 presentation:style-name="a4" draw:name="Title Placeholder 1" svg:x="1.26307in" svg:y="1.06482in" svg:width="9.5816in" svg:height="0.7731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1.26307in" svg:y="2.84722in" svg:width="9.5816in" svg:height="3.73611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5" draw:name="Date Placeholder 3" svg:x="11.65038in" svg:y="6.9902in" svg:width="1.08333in" svg:height="0.33333in" presentation:class="date-time" presentation:placeholder="false">
        <draw:text-box>
          <text:p text:style-name="a24" text:class-names="" text:cond-style-name=""><text:span text:style-name="a22" text:class-names=""><text:date text:fixed="false" style:data-style-name="a23">9/8/2025</text:date></text:span></text:p>
        </draw:text-box>
        <svg:title/>
        <svg:desc/>
      </draw:frame>
      <draw:frame draw:id="id4" presentation:style-name="a28" draw:name="Footer Placeholder 4" svg:x="0.61364in" svg:y="6.9902in" svg:width="4.22112in" svg:height="0.33333in" presentation:class="footer" presentation:placeholder="false">
        <draw:text-box>
          <text:p text:style-name="a27" text:class-names="" text:cond-style-name=""><text:span text:style-name="a26" text:class-names=""/></text:p>
        </draw:text-box>
        <svg:title/>
        <svg:desc/>
      </draw:frame>
      <draw:custom-shape svg:x="11.41493in" svg:y="0in" svg:width="0.75in" svg:height="1.25in" draw:id="id5" draw:style-name="a29" draw:name="Rectangle 20">
        <svg:title/>
        <svg:desc/>
        <draw:enhanced-geometry xmlns:dr3d="urn:oasis:names:tc:opendocument:xmlns:dr3d:1.0" draw:type="non-primitive" svg:viewBox="0 0 21600 21600" draw:enhanced-path="M 0 0 L 21600 0 21600 21600 0 21600 Z N"/>
      </draw:custom-shape>
      <draw:frame draw:id="id6" presentation:style-name="a32" draw:name="Slide Number Placeholder 5" svg:x="11.32168in" svg:y="0.32341in" svg:width="0.91667in" svg:height="0.83955in" presentation:class="page-number" presentation:placeholder="false">
        <draw:text-box>
          <text:p text:style-name="a31" text:class-names="" text:cond-style-name=""><text:span text:style-name="a30" text:class-names=""><text:page-number style:num-format="1" text:fixed="false">‹#›</text:page-number></text:span></text:p>
        </draw:text-box>
        <svg:title/>
        <svg:desc/>
      </draw:frame>
    </style:master-page>
    <style:master-page style:name="Master1-Layout1-title-Title-Slide" style:page-layout-name="pageLayout1" draw:style-name="a48">
      <draw:g draw:name="Group 6" draw:id="id16">
        <svg:title/>
        <svg:desc/>
        <draw:custom-shape svg:x="0in" svg:y="0in" svg:width="13.33333in" svg:height="7.5in" draw:id="id23" draw:style-name="a69" draw:name="Rectangle 8">
          <svg:title/>
          <svg:desc/>
          <draw:enhanced-geometry xmlns:dr3d="urn:oasis:names:tc:opendocument:xmlns:dr3d:1.0" draw:type="non-primitive" svg:viewBox="0 0 21600 21600" draw:enhanced-path="M 0 0 L 21600 0 21600 21600 0 21600 Z N"/>
        </draw:custom-shape>
        <draw:custom-shape svg:x="0in" svg:y="0.00174in" svg:width="13.33333in" svg:height="7.49826in" draw:id="id24" draw:style-name="a70"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7" presentation:style-name="a52" draw:name="Title 1" svg:x="1.26307in" svg:y="2.2963in" svg:width="9.65186in" svg:height="2.92831in" presentation:class="title" presentation:placeholder="false">
        <draw:text-box>
          <text:p text:style-name="a51" text:class-names="" text:cond-style-name=""><text:span text:style-name="a49" text:class-names="">Click to edit Master title style</text:span><text:span text:style-name="a50" text:class-names=""/></text:p>
        </draw:text-box>
        <svg:title/>
        <svg:desc/>
      </draw:frame>
      <draw:frame draw:id="id18" presentation:style-name="a56" draw:name="Subtitle 2" svg:x="1.26307in" svg:y="5.22461in" svg:width="9.65186in" svg:height="0.94206in" presentation:class="subtitle" presentation:placeholder="false">
        <draw:text-box>
          <text:p text:style-name="a55" text:class-names="" text:cond-style-name=""><text:span text:style-name="a53" text:class-names="">Click to edit Master subtitle style</text:span><text:span text:style-name="a54" text:class-names=""/></text:p>
        </draw:text-box>
        <svg:title/>
        <svg:desc/>
      </draw:frame>
      <draw:frame draw:id="id19" presentation:style-name="a60" draw:transform="translate(-0.54167in -0.16667in) rotate(-1.5708) translate(11.65167in 2.12667in)" draw:name="Date Placeholder 3" svg:width="1.08333in" svg:height="0.33333in" presentation:class="date-time" presentation:placeholder="false">
        <draw:text-box>
          <text:p text:style-name="a59" text:class-names="" text:cond-style-name=""><text:span text:style-name="a57" text:class-names=""><text:date text:fixed="false" style:data-style-name="a58">9/8/2025</text:date></text:span></text:p>
        </draw:text-box>
        <svg:title/>
        <svg:desc/>
      </draw:frame>
      <draw:frame draw:id="id20" presentation:style-name="a63" draw:transform="translate(-2.11056in -0.16667in) rotate(-1.5708) translate(11.90056in 3.69667in)" draw:name="Footer Placeholder 4" svg:width="4.22112in" svg:height="0.33333in" presentation:class="footer" presentation:placeholder="false">
        <draw:text-box>
          <text:p text:style-name="a62" text:class-names="" text:cond-style-name=""><text:span text:style-name="a61" text:class-names=""/></text:p>
        </draw:text-box>
        <svg:title/>
        <svg:desc/>
      </draw:frame>
      <draw:custom-shape svg:x="11.41493in" svg:y="0in" svg:width="0.75in" svg:height="1.25in" draw:id="id21" draw:style-name="a64" draw:name="Rectangle 10">
        <svg:title/>
        <svg:desc/>
        <draw:enhanced-geometry xmlns:dr3d="urn:oasis:names:tc:opendocument:xmlns:dr3d:1.0" draw:type="non-primitive" svg:viewBox="0 0 21600 21600" draw:enhanced-path="M 0 0 L 21600 0 21600 21600 0 21600 Z N"/>
      </draw:custom-shape>
      <draw:frame draw:id="id22" presentation:style-name="a67" draw:name="Slide Number Placeholder 5" svg:x="11.32168in" svg:y="0.32341in" svg:width="0.91667in" svg:height="0.83955in" presentation:class="page-number" presentation:placeholder="false">
        <draw:text-box>
          <text:p text:style-name="a66" text:class-names="" text:cond-style-name=""><text:span text:style-name="a65" text:class-names=""><text:page-number style:num-format="1" text:fixed="false">‹#›</text:page-number></text:span></text:p>
        </draw:text-box>
        <svg:title/>
        <svg:desc/>
      </draw:frame>
    </style:master-page>
    <style:master-page style:name="Master1-Layout2-obj-Title-and-Content" style:page-layout-name="pageLayout1" draw:style-name="a71">
      <draw:frame draw:id="id25" draw:layer="Master1-bg" presentation:style-name="a75" draw:name="Title 1" svg:x="1.26307in" svg:y="1.06482in" svg:width="9.5816in" svg:height="0.77315in" presentation:class="title" presentation:placeholder="false">
        <draw:text-box>
          <text:p text:style-name="a74" text:class-names="" text:cond-style-name=""><text:span text:style-name="a72" text:class-names="">Click to edit Master title style</text:span><text:span text:style-name="a73" text:class-names=""/></text:p>
        </draw:text-box>
        <svg:title/>
        <svg:desc/>
      </draw:frame>
      <draw:frame draw:id="id26" draw:layer="Master1-bg" presentation:style-name="a92" draw:name="Content Placeholder 2" svg:x="1.26307in" svg:y="2.84722in" svg:width="9.65186in" svg:height="3.73611in" presentation:class="object" presentation:placeholder="false">
        <draw:text-box>
          <text:list text:style-name="a78">
            <text:list-item>
              <text:p text:style-name="a77" text:class-names="" text:cond-style-name=""><text:span text:style-name="a76" text:class-names="">Click to edit Master text styles</text:span></text:p>
            </text:list-item>
          </text:list>
          <text:list text:style-name="a81">
            <text:list-item>
              <text:list text:style-name="a81">
                <text:list-item>
                  <text:p text:style-name="a80" text:class-names="" text:cond-style-name=""><text:span text:style-name="a79" text:class-names="">Second level</text:span></text:p>
                </text:list-item>
              </text:list>
            </text:list-item>
          </text:list>
          <text:list text:style-name="a84">
            <text:list-item>
              <text:list text:style-name="a84">
                <text:list-item>
                  <text:list text:style-name="a84">
                    <text:list-item>
                      <text:p text:style-name="a83" text:class-names="" text:cond-style-name=""><text:span text:style-name="a82" text:class-names="">Third level</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Fourth level</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Fifth level</text:span><text:span text:style-name="a89" text:class-names=""/></text:p>
                            </text:list-item>
                          </text:list>
                        </text:list-item>
                      </text:list>
                    </text:list-item>
                  </text:list>
                </text:list-item>
              </text:list>
            </text:list-item>
          </text:list>
        </draw:text-box>
        <svg:title/>
        <svg:desc/>
      </draw:frame>
      <draw:frame draw:id="id27" presentation:style-name="a96" draw:name="Date Placeholder 3" svg:x="11.65038in" svg:y="6.9902in" svg:width="1.08333in" svg:height="0.33333in" presentation:class="date-time" presentation:placeholder="false">
        <draw:text-box>
          <text:p text:style-name="a95" text:class-names="" text:cond-style-name=""><text:span text:style-name="a93" text:class-names=""><text:date text:fixed="false" style:data-style-name="a94">9/8/2025</text:date></text:span></text:p>
        </draw:text-box>
        <svg:title/>
        <svg:desc/>
      </draw:frame>
      <draw:frame draw:id="id28" presentation:style-name="a99" draw:name="Footer Placeholder 4" svg:x="0.61364in" svg:y="6.9902in" svg:width="4.22112in" svg:height="0.33333in" presentation:class="footer" presentation:placeholder="false">
        <draw:text-box>
          <text:p text:style-name="a98" text:class-names="" text:cond-style-name=""><text:span text:style-name="a97" text:class-names=""/></text:p>
        </draw:text-box>
        <svg:title/>
        <svg:desc/>
      </draw:frame>
      <draw:frame draw:id="id29" presentation:style-name="a102" draw:name="Slide Number Placeholder 5" svg:x="11.32168in" svg:y="0.32341in" svg:width="0.91667in" svg:height="0.839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3-secHead-Section-Header" style:page-layout-name="pageLayout1" draw:style-name="a103">
      <draw:g draw:name="Group 7" draw:id="id30">
        <svg:title/>
        <svg:desc/>
        <draw:custom-shape svg:x="0in" svg:y="0in" svg:width="13.33333in" svg:height="7.5in" draw:id="id37" draw:style-name="a124"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38" draw:style-name="a126"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39" draw:style-name="a128"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40" draw:style-name="a130"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41" draw:style-name="a13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42" draw:style-name="a134"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97222in" svg:y="0.43981in" svg:width="4.89815in" svg:height="6.62037in" draw:id="id43" draw:style-name="a135" draw:name="Rectangle 9">
          <svg:title/>
          <svg:desc/>
          <draw:enhanced-geometry xmlns:dr3d="urn:oasis:names:tc:opendocument:xmlns:dr3d:1.0" draw:type="non-primitive" svg:viewBox="0 0 21600 21600" draw:enhanced-path="M 0 0 L 21600 0 21600 21600 0 21600 Z N"/>
        </draw:custom-shape>
        <draw:custom-shape svg:width="6.62037in" svg:height="1.372in" draw:id="id44" draw:style-name="a136" draw:transform="translate(-3.31019in -0.686in) rotate(-4.71239) translate(7.45197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width="3.60828in" svg:height="0.4822in" draw:id="id45" draw:style-name="a137" draw:transform="translate(-1.80414in -0.2411in) rotate(-4.63166) translate(6.94232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46" draw:style-name="a1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31" presentation:style-name="a107" draw:name="Title 1" svg:x="1.26307in" svg:y="2.92831in" svg:width="4.75834in" svg:height="2.49762in" presentation:class="title" presentation:placeholder="false">
        <draw:text-box>
          <text:p text:style-name="a106" text:class-names="" text:cond-style-name=""><text:span text:style-name="a104" text:class-names="">Click to edit Master title style</text:span><text:span text:style-name="a105" text:class-names=""/></text:p>
        </draw:text-box>
        <svg:title/>
        <svg:desc/>
      </draw:frame>
      <draw:frame draw:id="id32" presentation:style-name="a111" draw:name="Text Placeholder 2" svg:x="7.54108in" svg:y="2.92831in" svg:width="4.1093in" svg:height="2.49762in" presentation:class="outline" presentation:placeholder="false">
        <draw:text-box>
          <text:list text:style-name="a110">
            <text:list-item>
              <text:p text:style-name="a109" text:class-names="" text:cond-style-name=""><text:span text:style-name="a108" text:class-names="">Click to edit Master text styles</text:span></text:p>
            </text:list-item>
          </text:list>
        </draw:text-box>
        <svg:title/>
        <svg:desc/>
      </draw:frame>
      <draw:frame draw:id="id33" presentation:style-name="a115" draw:name="Date Placeholder 3" svg:x="11.65038in" svg:y="6.9902in" svg:width="1.08333in" svg:height="0.33333in" presentation:class="date-time" presentation:placeholder="false">
        <draw:text-box>
          <text:p text:style-name="a114" text:class-names="" text:cond-style-name=""><text:span text:style-name="a112" text:class-names=""><text:date text:fixed="false" style:data-style-name="a113">9/8/2025</text:date></text:span></text:p>
        </draw:text-box>
        <svg:title/>
        <svg:desc/>
      </draw:frame>
      <draw:frame draw:id="id34" presentation:style-name="a118" draw:name="Footer Placeholder 4" svg:x="0.61364in" svg:y="6.9902in" svg:width="4.22112in" svg:height="0.33333in" presentation:class="footer" presentation:placeholder="false">
        <draw:text-box>
          <text:p text:style-name="a117" text:class-names="" text:cond-style-name=""><text:span text:style-name="a116" text:class-names=""/></text:p>
        </draw:text-box>
        <svg:title/>
        <svg:desc/>
      </draw:frame>
      <draw:custom-shape svg:x="11.41493in" svg:y="0in" svg:width="0.75in" svg:height="1.25in" draw:id="id35" draw:style-name="a119" draw:name="Rectangle 15">
        <svg:title/>
        <svg:desc/>
        <draw:enhanced-geometry xmlns:dr3d="urn:oasis:names:tc:opendocument:xmlns:dr3d:1.0" draw:type="non-primitive" svg:viewBox="0 0 21600 21600" draw:enhanced-path="M 0 0 L 21600 0 21600 21600 0 21600 Z N"/>
      </draw:custom-shape>
      <draw:frame draw:id="id36" presentation:style-name="a122" draw:name="Slide Number Placeholder 5" svg:x="11.32168in" svg:y="0.32341in" svg:width="0.91667in" svg:height="0.83955in" presentation:class="page-number" presentation:placeholder="false">
        <draw:text-box>
          <text:p text:style-name="a121" text:class-names="" text:cond-style-name=""><text:span text:style-name="a120" text:class-names=""><text:page-number style:num-format="1" text:fixed="false">‹#›</text:page-number></text:span></text:p>
        </draw:text-box>
        <svg:title/>
        <svg:desc/>
      </draw:frame>
    </style:master-page>
    <style:master-page style:name="Master1-Layout4-twoObj-Two-Content" style:page-layout-name="pageLayout1" draw:style-name="a139">
      <draw:frame draw:id="id47" draw:layer="Master1-bg" presentation:style-name="a143" draw:name="Title 1" svg:x="1.26307in" svg:y="1.06482in" svg:width="9.5816in" svg:height="0.77315in" presentation:class="title" presentation:placeholder="false">
        <draw:text-box>
          <text:p text:style-name="a142" text:class-names="" text:cond-style-name=""><text:span text:style-name="a140" text:class-names="">Click to edit Master title style</text:span><text:span text:style-name="a141" text:class-names=""/></text:p>
        </draw:text-box>
        <svg:title/>
        <svg:desc/>
      </draw:frame>
      <draw:frame draw:id="id48" draw:layer="Master1-bg" presentation:style-name="a160" draw:name="Content Placeholder 2" svg:x="1.26307in" svg:y="2.84722in" svg:width="5.27686in" svg:height="3.73611in" presentation:class="object" presentation:placeholder="false">
        <draw:text-box>
          <text:list text:style-name="a146">
            <text:list-item>
              <text:p text:style-name="a145" text:class-names="" text:cond-style-name=""><text:span text:style-name="a144" text:class-names="">Click to edit Master text styles</text:span></text:p>
            </text:list-item>
          </text:list>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6" text:class-names="">Fifth level</text:span><text:span text:style-name="a157" text:class-names=""/></text:p>
                            </text:list-item>
                          </text:list>
                        </text:list-item>
                      </text:list>
                    </text:list-item>
                  </text:list>
                </text:list-item>
              </text:list>
            </text:list-item>
          </text:list>
        </draw:text-box>
        <svg:title/>
        <svg:desc/>
      </draw:frame>
      <draw:frame draw:id="id49" presentation:style-name="a177" draw:name="Content Placeholder 3" svg:x="6.78993in" svg:y="2.84722in" svg:width="5.27686in" svg:height="3.73611in" presentation:class="object" presentation:placeholder="false">
        <draw:text-box>
          <text:list text:style-name="a163">
            <text:list-item>
              <text:p text:style-name="a162" text:class-names="" text:cond-style-name=""><text:span text:style-name="a161" text:class-names="">Click to edit Master text styles</text:span></text:p>
            </text:list-item>
          </text:list>
          <text:list text:style-name="a166">
            <text:list-item>
              <text:list text:style-name="a166">
                <text:list-item>
                  <text:p text:style-name="a165" text:class-names="" text:cond-style-name=""><text:span text:style-name="a164" text:class-names="">Second level</text:span></text:p>
                </text:list-item>
              </text:list>
            </text:list-item>
          </text:list>
          <text:list text:style-name="a169">
            <text:list-item>
              <text:list text:style-name="a169">
                <text:list-item>
                  <text:list text:style-name="a169">
                    <text:list-item>
                      <text:p text:style-name="a168" text:class-names="" text:cond-style-name=""><text:span text:style-name="a167" text:class-names="">Third level</text:span></text:p>
                    </text:list-item>
                  </text:list>
                </text:list-item>
              </text:list>
            </text:list-item>
          </text:list>
          <text:list text:style-name="a172">
            <text:list-item>
              <text:list text:style-name="a172">
                <text:list-item>
                  <text:list text:style-name="a172">
                    <text:list-item>
                      <text:list text:style-name="a172">
                        <text:list-item>
                          <text:p text:style-name="a171" text:class-names="" text:cond-style-name=""><text:span text:style-name="a170"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3" text:class-names="">Fifth level</text:span><text:span text:style-name="a174" text:class-names=""/></text:p>
                            </text:list-item>
                          </text:list>
                        </text:list-item>
                      </text:list>
                    </text:list-item>
                  </text:list>
                </text:list-item>
              </text:list>
            </text:list-item>
          </text:list>
        </draw:text-box>
        <svg:title/>
        <svg:desc/>
      </draw:frame>
      <draw:frame draw:id="id50" presentation:style-name="a181" draw:name="Date Placeholder 4" svg:x="11.65038in" svg:y="6.9902in" svg:width="1.08333in" svg:height="0.33333in" presentation:class="date-time" presentation:placeholder="false">
        <draw:text-box>
          <text:p text:style-name="a180" text:class-names="" text:cond-style-name=""><text:span text:style-name="a178" text:class-names=""><text:date text:fixed="false" style:data-style-name="a179">9/8/2025</text:date></text:span></text:p>
        </draw:text-box>
        <svg:title/>
        <svg:desc/>
      </draw:frame>
      <draw:frame draw:id="id51" presentation:style-name="a184" draw:name="Footer Placeholder 5" svg:x="0.61364in" svg:y="6.9902in" svg:width="4.22112in" svg:height="0.33333in" presentation:class="footer" presentation:placeholder="false">
        <draw:text-box>
          <text:p text:style-name="a183" text:class-names="" text:cond-style-name=""><text:span text:style-name="a182" text:class-names=""/></text:p>
        </draw:text-box>
        <svg:title/>
        <svg:desc/>
      </draw:frame>
      <draw:frame draw:id="id52" presentation:style-name="a187" draw:name="Slide Number Placeholder 6" svg:x="11.32168in" svg:y="0.32341in" svg:width="0.91667in" svg:height="0.83955in" presentation:class="page-number" presentation:placeholder="false">
        <draw:text-box>
          <text:p text:style-name="a186" text:class-names="" text:cond-style-name=""><text:span text:style-name="a185" text:class-names=""><text:page-number style:num-format="1" text:fixed="false">‹#›</text:page-number></text:span></text:p>
        </draw:text-box>
        <svg:title/>
        <svg:desc/>
      </draw:frame>
    </style:master-page>
    <style:master-page style:name="Master1-Layout5-twoTxTwoObj-Comparison" style:page-layout-name="pageLayout1" draw:style-name="a188">
      <draw:frame draw:id="id53" draw:layer="Master1-bg" presentation:style-name="a192" draw:name="Title 1" svg:x="1.26307in" svg:y="1.06482in" svg:width="9.5816in" svg:height="0.77315in" presentation:class="title" presentation:placeholder="false">
        <draw:text-box>
          <text:p text:style-name="a191" text:class-names="" text:cond-style-name=""><text:span text:style-name="a189" text:class-names="">Click to edit Master title style</text:span><text:span text:style-name="a190" text:class-names=""/></text:p>
        </draw:text-box>
        <svg:title/>
        <svg:desc/>
      </draw:frame>
      <draw:frame draw:id="id54" draw:layer="Master1-bg" presentation:style-name="a196" draw:name="Text Placeholder 2" svg:x="1.26307in" svg:y="2.84722in" svg:width="5.27686in" svg:height="0.63021in" presentation:class="outline" presentation:placeholder="false">
        <draw:text-box>
          <text:list text:style-name="a195">
            <text:list-item>
              <text:p text:style-name="a194" text:class-names="" text:cond-style-name=""><text:span text:style-name="a193" text:class-names="">Click to edit Master text styles</text:span></text:p>
            </text:list-item>
          </text:list>
        </draw:text-box>
        <svg:title/>
        <svg:desc/>
      </draw:frame>
      <draw:frame draw:id="id55" presentation:style-name="a213" draw:name="Content Placeholder 3" svg:x="1.26307in" svg:y="3.47743in" svg:width="5.27686in" svg:height="3.1059in" presentation:class="object" presentation:placeholder="false">
        <draw:text-box>
          <text:list text:style-name="a199">
            <text:list-item>
              <text:p text:style-name="a198" text:class-names="" text:cond-style-name=""><text:span text:style-name="a197" text:class-names="">Click to edit Master text styles</text:span></text:p>
            </text:list-item>
          </text:list>
          <text:list text:style-name="a202">
            <text:list-item>
              <text:list text:style-name="a202">
                <text:list-item>
                  <text:p text:style-name="a201" text:class-names="" text:cond-style-name=""><text:span text:style-name="a200" text:class-names="">Second level</text:span></text:p>
                </text:list-item>
              </text:list>
            </text:list-item>
          </text:list>
          <text:list text:style-name="a205">
            <text:list-item>
              <text:list text:style-name="a205">
                <text:list-item>
                  <text:list text:style-name="a205">
                    <text:list-item>
                      <text:p text:style-name="a204" text:class-names="" text:cond-style-name=""><text:span text:style-name="a203" text:class-names="">Third level</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6" text:class-names="">Fourth level</text:span></text:p>
                        </text:list-item>
                      </text:list>
                    </text:list-item>
                  </text:list>
                </text:list-item>
              </text:list>
            </text:list-item>
          </text:list>
          <text:list text:style-name="a212">
            <text:list-item>
              <text:list text:style-name="a212">
                <text:list-item>
                  <text:list text:style-name="a212">
                    <text:list-item>
                      <text:list text:style-name="a212">
                        <text:list-item>
                          <text:list text:style-name="a212">
                            <text:list-item>
                              <text:p text:style-name="a211" text:class-names="" text:cond-style-name=""><text:span text:style-name="a209" text:class-names="">Fifth level</text:span><text:span text:style-name="a210" text:class-names=""/></text:p>
                            </text:list-item>
                          </text:list>
                        </text:list-item>
                      </text:list>
                    </text:list-item>
                  </text:list>
                </text:list-item>
              </text:list>
            </text:list-item>
          </text:list>
        </draw:text-box>
        <svg:title/>
        <svg:desc/>
      </draw:frame>
      <draw:frame draw:id="id56" presentation:style-name="a217" draw:name="Text Placeholder 4" svg:x="6.78993in" svg:y="2.84722in" svg:width="5.27686in" svg:height="0.63021in" presentation:class="outline" presentation:placeholder="false">
        <draw:text-box>
          <text:list text:style-name="a216">
            <text:list-item>
              <text:p text:style-name="a215" text:class-names="" text:cond-style-name=""><text:span text:style-name="a214" text:class-names="">Click to edit Master text styles</text:span></text:p>
            </text:list-item>
          </text:list>
        </draw:text-box>
        <svg:title/>
        <svg:desc/>
      </draw:frame>
      <draw:frame draw:id="id57" presentation:style-name="a234" draw:name="Content Placeholder 5" svg:x="6.78993in" svg:y="3.47743in" svg:width="5.27686in" svg:height="3.1059in" presentation:class="object" presentation:placeholder="false">
        <draw:text-box>
          <text:list text:style-name="a220">
            <text:list-item>
              <text:p text:style-name="a219" text:class-names="" text:cond-style-name=""><text:span text:style-name="a218" text:class-names="">Click to edit Master text styles</text:span></text:p>
            </text:list-item>
          </text:list>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Fifth level</text:span><text:span text:style-name="a231" text:class-names=""/></text:p>
                            </text:list-item>
                          </text:list>
                        </text:list-item>
                      </text:list>
                    </text:list-item>
                  </text:list>
                </text:list-item>
              </text:list>
            </text:list-item>
          </text:list>
        </draw:text-box>
        <svg:title/>
        <svg:desc/>
      </draw:frame>
      <draw:frame draw:id="id58" presentation:style-name="a238" draw:name="Date Placeholder 6" svg:x="11.65038in" svg:y="6.9902in" svg:width="1.08333in" svg:height="0.33333in" presentation:class="date-time" presentation:placeholder="false">
        <draw:text-box>
          <text:p text:style-name="a237" text:class-names="" text:cond-style-name=""><text:span text:style-name="a235" text:class-names=""><text:date text:fixed="false" style:data-style-name="a236">9/8/2025</text:date></text:span></text:p>
        </draw:text-box>
        <svg:title/>
        <svg:desc/>
      </draw:frame>
      <draw:frame draw:id="id59" presentation:style-name="a241" draw:name="Footer Placeholder 7" svg:x="0.61364in" svg:y="6.9902in" svg:width="4.22112in" svg:height="0.33333in" presentation:class="footer" presentation:placeholder="false">
        <draw:text-box>
          <text:p text:style-name="a240" text:class-names="" text:cond-style-name=""><text:span text:style-name="a239" text:class-names=""/></text:p>
        </draw:text-box>
        <svg:title/>
        <svg:desc/>
      </draw:frame>
      <draw:frame draw:id="id60" presentation:style-name="a244" draw:name="Slide Number Placeholder 8" svg:x="11.32168in" svg:y="0.32341in" svg:width="0.91667in" svg:height="0.83955in" presentation:class="page-number" presentation:placeholder="false">
        <draw:text-box>
          <text:p text:style-name="a243" text:class-names="" text:cond-style-name=""><text:span text:style-name="a242" text:class-names=""><text:page-number style:num-format="1" text:fixed="false">‹#›</text:page-number></text:span></text:p>
        </draw:text-box>
        <svg:title/>
        <svg:desc/>
      </draw:frame>
    </style:master-page>
    <style:master-page style:name="Master1-Layout6-titleOnly-Title-Only" style:page-layout-name="pageLayout1" draw:style-name="a245">
      <draw:frame draw:id="id61" draw:layer="Master1-bg" presentation:style-name="a249" draw:name="Title 1" svg:x="1.26307in" svg:y="1.06482in" svg:width="9.5816in" svg:height="0.77315in" presentation:class="title" presentation:placeholder="false">
        <draw:text-box>
          <text:p text:style-name="a248" text:class-names="" text:cond-style-name=""><text:span text:style-name="a246" text:class-names="">Click to edit Master title style</text:span><text:span text:style-name="a247" text:class-names=""/></text:p>
        </draw:text-box>
        <svg:title/>
        <svg:desc/>
      </draw:frame>
      <draw:frame draw:id="id62" draw:layer="Master1-bg" presentation:style-name="a253" draw:name="Date Placeholder 2" svg:x="11.65038in" svg:y="6.9902in" svg:width="1.08333in" svg:height="0.33333in" presentation:class="date-time" presentation:placeholder="false">
        <draw:text-box>
          <text:p text:style-name="a252" text:class-names="" text:cond-style-name=""><text:span text:style-name="a250" text:class-names=""><text:date text:fixed="false" style:data-style-name="a251">9/8/2025</text:date></text:span></text:p>
        </draw:text-box>
        <svg:title/>
        <svg:desc/>
      </draw:frame>
      <draw:frame draw:id="id63" presentation:style-name="a256" draw:name="Footer Placeholder 3" svg:x="0.61364in" svg:y="6.9902in" svg:width="4.22112in" svg:height="0.33333in" presentation:class="footer" presentation:placeholder="false">
        <draw:text-box>
          <text:p text:style-name="a255" text:class-names="" text:cond-style-name=""><text:span text:style-name="a254" text:class-names=""/></text:p>
        </draw:text-box>
        <svg:title/>
        <svg:desc/>
      </draw:frame>
      <draw:frame draw:id="id64" presentation:style-name="a259" draw:name="Slide Number Placeholder 4" svg:x="11.32168in" svg:y="0.32341in" svg:width="0.91667in" svg:height="0.83955in" presentation:class="page-number" presentation:placeholder="false">
        <draw:text-box>
          <text:p text:style-name="a258" text:class-names="" text:cond-style-name=""><text:span text:style-name="a257" text:class-names=""><text:page-number style:num-format="1" text:fixed="false">‹#›</text:page-number></text:span></text:p>
        </draw:text-box>
        <svg:title/>
        <svg:desc/>
      </draw:frame>
    </style:master-page>
    <style:master-page style:name="Master1-Layout7-blank-Blank" style:page-layout-name="pageLayout1" draw:style-name="a260">
      <draw:frame draw:id="id65" presentation:style-name="a264" draw:name="Date Placeholder 1" svg:x="11.65038in" svg:y="6.9902in" svg:width="1.08333in" svg:height="0.33333in" presentation:class="date-time" presentation:placeholder="false">
        <draw:text-box>
          <text:p text:style-name="a263" text:class-names="" text:cond-style-name=""><text:span text:style-name="a261" text:class-names=""><text:date text:fixed="false" style:data-style-name="a262">9/8/2025</text:date></text:span></text:p>
        </draw:text-box>
        <svg:title/>
        <svg:desc/>
      </draw:frame>
      <draw:frame draw:id="id66" presentation:style-name="a267" draw:name="Footer Placeholder 2" svg:x="0.61364in" svg:y="6.9902in" svg:width="4.22112in" svg:height="0.33333in" presentation:class="footer" presentation:placeholder="false">
        <draw:text-box>
          <text:p text:style-name="a266" text:class-names="" text:cond-style-name=""><text:span text:style-name="a265" text:class-names=""/></text:p>
        </draw:text-box>
        <svg:title/>
        <svg:desc/>
      </draw:frame>
      <draw:custom-shape svg:x="11.41493in" svg:y="0in" svg:width="0.75in" svg:height="1.25in" draw:id="id67" draw:style-name="a268" draw:name="Rectangle 6">
        <svg:title/>
        <svg:desc/>
        <draw:enhanced-geometry xmlns:dr3d="urn:oasis:names:tc:opendocument:xmlns:dr3d:1.0" draw:type="non-primitive" svg:viewBox="0 0 21600 21600" draw:enhanced-path="M 0 0 L 21600 0 21600 21600 0 21600 Z N"/>
      </draw:custom-shape>
      <draw:frame draw:id="id68" presentation:style-name="a271" draw:name="Slide Number Placeholder 3" svg:x="11.32168in" svg:y="0.32341in" svg:width="0.91667in" svg:height="0.83955in" presentation:class="page-number" presentation:placeholder="false">
        <draw:text-box>
          <text:p text:style-name="a270" text:class-names="" text:cond-style-name=""><text:span text:style-name="a269" text:class-names=""><text:page-number style:num-format="1" text:fixed="false">‹#›</text:page-number></text:span></text:p>
        </draw:text-box>
        <svg:title/>
        <svg:desc/>
      </draw:frame>
    </style:master-page>
    <style:master-page style:name="Master1-Layout8-objTx-Content-with-Caption" style:page-layout-name="pageLayout1" draw:style-name="a272">
      <draw:g draw:name="Group 8" draw:id="id69">
        <svg:title/>
        <svg:desc/>
        <draw:custom-shape svg:x="0in" svg:y="0in" svg:width="13.33333in" svg:height="7.5in" draw:id="id77" draw:style-name="a31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78" draw:style-name="a31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79" draw:style-name="a314"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80" draw:style-name="a316"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81" draw:style-name="a318"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82" draw:style-name="a320"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24826in" svg:y="0.43981in" svg:width="6.62211in" svg:height="6.62037in" draw:id="id83" draw:style-name="a32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84" draw:style-name="a322" draw:transform="translate(-1.80414in -0.2411in) rotate(-4.63166) translate(5.23861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85" draw:style-name="a323" draw:transform="translate(-3.31019in -0.686in) rotate(-4.71239) translate(5.74826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86" draw:style-name="a32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70" presentation:style-name="a276" draw:name="Title 1" svg:x="1.26307in" svg:y="1.41667in" svg:width="3.05463in" svg:height="1.75in" presentation:class="title" presentation:placeholder="false">
        <draw:text-box>
          <text:p text:style-name="a275" text:class-names="" text:cond-style-name=""><text:span text:style-name="a273" text:class-names="">Click to edit Master title style</text:span><text:span text:style-name="a274" text:class-names=""/></text:p>
        </draw:text-box>
        <svg:title/>
        <svg:desc/>
      </draw:frame>
      <draw:frame draw:id="id71" presentation:style-name="a293" draw:name="Content Placeholder 2" svg:x="6.32234in" svg:y="1.58333in" svg:width="5.67593in" svg:height="5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2">
            <text:list-item>
              <text:list text:style-name="a292">
                <text:list-item>
                  <text:list text:style-name="a292">
                    <text:list-item>
                      <text:list text:style-name="a292">
                        <text:list-item>
                          <text:list text:style-name="a292">
                            <text:list-item>
                              <text:p text:style-name="a291" text:class-names="" text:cond-style-name=""><text:span text:style-name="a289" text:class-names="">Fifth level</text:span><text:span text:style-name="a290" text:class-names=""/></text:p>
                            </text:list-item>
                          </text:list>
                        </text:list-item>
                      </text:list>
                    </text:list-item>
                  </text:list>
                </text:list-item>
              </text:list>
            </text:list-item>
          </text:list>
        </draw:text-box>
        <svg:title/>
        <svg:desc/>
      </draw:frame>
      <draw:frame draw:id="id72" presentation:style-name="a297" draw:name="Text Placeholder 3" svg:x="1.26307in" svg:y="3.42222in" svg:width="3.05463in" svg:height="3.16667in" presentation:class="outline" presentation:placeholder="false">
        <draw:text-box>
          <text:list text:style-name="a296">
            <text:list-item>
              <text:p text:style-name="a295" text:class-names="" text:cond-style-name=""><text:span text:style-name="a294" text:class-names="">Click to edit Master text styles</text:span></text:p>
            </text:list-item>
          </text:list>
        </draw:text-box>
        <svg:title/>
        <svg:desc/>
      </draw:frame>
      <draw:frame draw:id="id73" presentation:style-name="a301" draw:name="Date Placeholder 4" svg:x="11.65038in" svg:y="6.9902in" svg:width="1.08333in" svg:height="0.33333in" presentation:class="date-time" presentation:placeholder="false">
        <draw:text-box>
          <text:p text:style-name="a300" text:class-names="" text:cond-style-name=""><text:span text:style-name="a298" text:class-names=""><text:date text:fixed="false" style:data-style-name="a299">9/8/2025</text:date></text:span></text:p>
        </draw:text-box>
        <svg:title/>
        <svg:desc/>
      </draw:frame>
      <draw:frame draw:id="id74" presentation:style-name="a304" draw:name="Footer Placeholder 5" svg:x="0.61364in" svg:y="6.9902in" svg:width="4.22112in" svg:height="0.33333in" presentation:class="footer" presentation:placeholder="false">
        <draw:text-box>
          <text:p text:style-name="a303" text:class-names="" text:cond-style-name=""><text:span text:style-name="a302" text:class-names=""/></text:p>
        </draw:text-box>
        <svg:title/>
        <svg:desc/>
      </draw:frame>
      <draw:custom-shape svg:x="11.41493in" svg:y="0in" svg:width="0.75in" svg:height="1.25in" draw:id="id75" draw:style-name="a305" draw:name="Rectangle 15">
        <svg:title/>
        <svg:desc/>
        <draw:enhanced-geometry xmlns:dr3d="urn:oasis:names:tc:opendocument:xmlns:dr3d:1.0" draw:type="non-primitive" svg:viewBox="0 0 21600 21600" draw:enhanced-path="M 0 0 L 21600 0 21600 21600 0 21600 Z N"/>
      </draw:custom-shape>
      <draw:frame draw:id="id76" presentation:style-name="a308" draw:name="Slide Number Placeholder 6" svg:x="11.32168in" svg:y="0.32341in" svg:width="0.91667in" svg:height="0.83955in" presentation:class="page-number" presentation:placeholder="false">
        <draw:text-box>
          <text:p text:style-name="a307" text:class-names="" text:cond-style-name=""><text:span text:style-name="a306" text:class-names=""><text:page-number style:num-format="1" text:fixed="false">‹#›</text:page-number></text:span></text:p>
        </draw:text-box>
        <svg:title/>
        <svg:desc/>
      </draw:frame>
    </style:master-page>
    <style:master-page style:name="Master1-Layout9-picTx-Picture-with-Caption" style:page-layout-name="pageLayout1" draw:style-name="a325">
      <draw:g draw:name="Group 8" draw:id="id87">
        <svg:title/>
        <svg:desc/>
        <draw:custom-shape svg:x="0in" svg:y="0in" svg:width="13.33333in" svg:height="7.5in" draw:id="id95" draw:style-name="a350" draw:name="Rectangle 13">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96" draw:style-name="a35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97" draw:style-name="a35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98" draw:style-name="a35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99" draw:style-name="a35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00" draw:style-name="a36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75in" svg:y="0.43981in" svg:width="6.12037in" svg:height="6.62037in" draw:id="id101" draw:style-name="a361" draw:name="Rectangle 10">
          <svg:title/>
          <svg:desc/>
          <draw:enhanced-geometry xmlns:dr3d="urn:oasis:names:tc:opendocument:xmlns:dr3d:1.0" draw:type="non-primitive" svg:viewBox="0 0 21600 21600" draw:enhanced-path="M 0 0 L 21600 0 21600 21600 0 21600 Z N"/>
        </draw:custom-shape>
        <draw:custom-shape svg:width="3.60828in" svg:height="0.4822in" draw:id="id102" draw:style-name="a362" draw:transform="translate(-1.80414in -0.2411in) rotate(-4.63166) translate(6.40124in 2.238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103" draw:style-name="a363" draw:transform="translate(-3.31019in -0.686in) rotate(-4.71239) translate(6.91412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04" draw:style-name="a364"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88" presentation:style-name="a329" draw:name="Title 1" svg:x="1.26307in" svg:y="1.85185in" svg:width="4.22696in" svg:height="1.89815in" presentation:class="title" presentation:placeholder="false">
        <draw:text-box>
          <text:p text:style-name="a328" text:class-names="" text:cond-style-name=""><text:span text:style-name="a326" text:class-names="">Click to edit Master title style</text:span><text:span text:style-name="a327" text:class-names=""/></text:p>
        </draw:text-box>
        <svg:title/>
        <svg:desc/>
      </draw:frame>
      <draw:frame draw:id="id89" presentation:style-name="a333" draw:name="Picture Placeholder 2" svg:x="7.16084in" svg:y="1.25in" svg:width="3.5293in" svg:height="5in" presentation:class="graphic" presentation:placeholder="false">
        <draw:text-box>
          <text:p text:style-name="a332" text:class-names="" text:cond-style-name=""><text:span text:style-name="a330" text:class-names="">Click icon to add picture</text:span><text:span text:style-name="a331" text:class-names=""/></text:p>
        </draw:text-box>
        <svg:title/>
        <svg:desc/>
      </draw:frame>
      <draw:frame draw:id="id90" presentation:style-name="a337" draw:name="Text Placeholder 3" svg:x="1.26307in" svg:y="4in" svg:width="4.22049in" svg:height="1.5in" presentation:class="outline" presentation:placeholder="false">
        <draw:text-box>
          <text:list text:style-name="a336">
            <text:list-item>
              <text:p text:style-name="a335" text:class-names="" text:cond-style-name=""><text:span text:style-name="a334" text:class-names="">Click to edit Master text styles</text:span></text:p>
            </text:list-item>
          </text:list>
        </draw:text-box>
        <svg:title/>
        <svg:desc/>
      </draw:frame>
      <draw:frame draw:id="id91" presentation:style-name="a341" draw:name="Date Placeholder 4" svg:x="11.65038in" svg:y="6.9902in" svg:width="1.08333in" svg:height="0.33333in" presentation:class="date-time" presentation:placeholder="false">
        <draw:text-box>
          <text:p text:style-name="a340" text:class-names="" text:cond-style-name=""><text:span text:style-name="a338" text:class-names=""><text:date text:fixed="false" style:data-style-name="a339">9/8/2025</text:date></text:span></text:p>
        </draw:text-box>
        <svg:title/>
        <svg:desc/>
      </draw:frame>
      <draw:frame draw:id="id92" presentation:style-name="a344" draw:name="Footer Placeholder 5" svg:x="0.61364in" svg:y="6.9902in" svg:width="4.22112in" svg:height="0.33333in" presentation:class="footer" presentation:placeholder="false">
        <draw:text-box>
          <text:p text:style-name="a343" text:class-names="" text:cond-style-name=""><text:span text:style-name="a342" text:class-names=""/></text:p>
        </draw:text-box>
        <svg:title/>
        <svg:desc/>
      </draw:frame>
      <draw:custom-shape svg:x="11.41493in" svg:y="0in" svg:width="0.75in" svg:height="1.25in" draw:id="id93" draw:style-name="a345" draw:name="Rectangle 15">
        <svg:title/>
        <svg:desc/>
        <draw:enhanced-geometry xmlns:dr3d="urn:oasis:names:tc:opendocument:xmlns:dr3d:1.0" draw:type="non-primitive" svg:viewBox="0 0 21600 21600" draw:enhanced-path="M 0 0 L 21600 0 21600 21600 0 21600 Z N"/>
      </draw:custom-shape>
      <draw:frame draw:id="id94" presentation:style-name="a348" draw:name="Slide Number Placeholder 6" svg:x="11.32168in" svg:y="0.32341in" svg:width="0.91667in" svg:height="0.83955in" presentation:class="page-number" presentation:placeholder="false">
        <draw:text-box>
          <text:p text:style-name="a347" text:class-names="" text:cond-style-name=""><text:span text:style-name="a346" text:class-names=""><text:page-number style:num-format="1" text:fixed="false">‹#›</text:page-number></text:span></text:p>
        </draw:text-box>
        <svg:title/>
        <svg:desc/>
      </draw:frame>
    </style:master-page>
    <style:master-page style:name="Master1-Layout10-cust-Panoramic-Picture-with-Caption" style:page-layout-name="pageLayout1" draw:style-name="a365">
      <draw:g draw:name="Group 8" draw:id="id105">
        <svg:title/>
        <svg:desc/>
        <draw:custom-shape svg:x="0in" svg:y="0in" svg:width="13.33333in" svg:height="7.5in" draw:id="id113" draw:layer="Master1-bg" draw:style-name="a390" draw:name="Rectangle 12">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14" draw:layer="Master1-bg" draw:style-name="a392"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15" draw:layer="Master1-bg" draw:style-name="a394"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16" draw:layer="Master1-bg" draw:style-name="a396"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17" draw:layer="Master1-bg" draw:style-name="a398"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18" draw:layer="Master1-bg" draw:style-name="a400" draw:name="Oval 20">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19" draw:layer="Master1-bg" draw:style-name="a401" draw:transform="translate(-1.80414in -0.2411in) rotate(-3.01695) translate(2.0926in 5.09483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12.33333in" svg:height="4.95833in" draw:id="id120" draw:layer="Master1-bg" draw:style-name="a402" draw:transform="translate(-6.16667in -2.47917in) rotate(-3.14159) translate(6.66919in 2.83036in)" draw:name="Freeform 5">
          <svg:title/>
          <svg:desc/>
          <draw:enhanced-geometry xmlns:dr3d="urn:oasis:names:tc:opendocument:xmlns:dr3d:1.0" draw:type="non-primitive" svg:viewBox="0 0 7104 2856" draw:enhanced-path="M 0 0 L 0 2856 7104 2856 7104 1 7104 1 6943 26 6782 50 6621 73 6459 93 6298 113 6136 132 5976 148 5814 163 5653 177 5494 189 5334 201 5175 211 5017 219 4859 227 4703 234 4548 239 4393 243 4240 247 4088 249 3937 251 3788 252 3640 251 3494 251 3349 249 3207 246 3066 243 2928 240 2791 235 2656 230 2524 225 2266 212 2019 198 1782 183 1557 167 1343 150 1144 132 957 114 785 96 627 79 487 63 361 48 254 35 165 23 42 6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04"/>
            <draw:equation draw:name="f7" draw:formula="?f4 / 2856"/>
            <draw:equation draw:name="f8" draw:formula="0 / ?f6"/>
            <draw:equation draw:name="f9" draw:formula="?f1 / ?f6"/>
            <draw:equation draw:name="f10" draw:formula="0 / ?f7"/>
            <draw:equation draw:name="f11" draw:formula="?f3 / ?f7"/>
          </draw:enhanced-geometry>
        </draw:custom-shape>
        <draw:custom-shape svg:x="0in" svg:y="0.00174in" svg:width="13.33333in" svg:height="7.49826in" draw:id="id121" draw:layer="Master1-bg" draw:style-name="a40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06" draw:layer="Master1-bg" presentation:style-name="a369" draw:name="Title 1" svg:x="1.26307in" svg:y="5.43518in" svg:width="9.65186in" svg:height="0.61979in" presentation:class="title" presentation:placeholder="false">
        <draw:text-box>
          <text:p text:style-name="a368" text:class-names="" text:cond-style-name=""><text:span text:style-name="a366" text:class-names="">Click to edit Master title style</text:span><text:span text:style-name="a367" text:class-names=""/></text:p>
        </draw:text-box>
        <svg:title/>
        <svg:desc/>
      </draw:frame>
      <draw:frame draw:id="id107" presentation:style-name="a373" draw:name="Picture Placeholder 2" svg:x="1.26307in" svg:y="0.75in" svg:width="9.65186in" svg:height="3.75in" presentation:class="graphic" presentation:placeholder="false">
        <draw:text-box>
          <text:p text:style-name="a372" text:class-names="" text:cond-style-name=""><text:span text:style-name="a370" text:class-names="">Click icon to add picture</text:span><text:span text:style-name="a371" text:class-names=""/></text:p>
        </draw:text-box>
        <svg:title/>
        <svg:desc/>
      </draw:frame>
      <draw:frame draw:id="id108" presentation:style-name="a377" draw:name="Text Placeholder 3" svg:x="1.26307in" svg:y="6.05497in" svg:width="9.65186in" svg:height="0.53993in" presentation:class="outline" presentation:placeholder="false">
        <draw:text-box>
          <text:list text:style-name="a376">
            <text:list-item>
              <text:p text:style-name="a375" text:class-names="" text:cond-style-name=""><text:span text:style-name="a374" text:class-names="">Click to edit Master text styles</text:span></text:p>
            </text:list-item>
          </text:list>
        </draw:text-box>
        <svg:title/>
        <svg:desc/>
      </draw:frame>
      <draw:frame draw:id="id109" presentation:style-name="a381" draw:name="Date Placeholder 4" svg:x="11.65038in" svg:y="6.9902in" svg:width="1.08333in" svg:height="0.33333in" presentation:class="date-time" presentation:placeholder="false">
        <draw:text-box>
          <text:p text:style-name="a380" text:class-names="" text:cond-style-name=""><text:span text:style-name="a378" text:class-names=""><text:date text:fixed="false" style:data-style-name="a379">9/8/2025</text:date></text:span></text:p>
        </draw:text-box>
        <svg:title/>
        <svg:desc/>
      </draw:frame>
      <draw:frame draw:id="id110" presentation:style-name="a384" draw:name="Footer Placeholder 5" svg:x="0.61364in" svg:y="6.9902in" svg:width="4.22112in" svg:height="0.33333in" presentation:class="footer" presentation:placeholder="false">
        <draw:text-box>
          <text:p text:style-name="a383" text:class-names="" text:cond-style-name=""><text:span text:style-name="a382" text:class-names=""/></text:p>
        </draw:text-box>
        <svg:title/>
        <svg:desc/>
      </draw:frame>
      <draw:custom-shape svg:x="11.41493in" svg:y="0in" svg:width="0.75in" svg:height="1.25in" draw:id="id111" draw:style-name="a385" draw:name="Rectangle 15">
        <svg:title/>
        <svg:desc/>
        <draw:enhanced-geometry xmlns:dr3d="urn:oasis:names:tc:opendocument:xmlns:dr3d:1.0" draw:type="non-primitive" svg:viewBox="0 0 21600 21600" draw:enhanced-path="M 0 0 L 21600 0 21600 21600 0 21600 Z N"/>
      </draw:custom-shape>
      <draw:frame draw:id="id112" presentation:style-name="a388" draw:name="Slide Number Placeholder 6" svg:x="11.32168in" svg:y="0.32341in" svg:width="0.91667in" svg:height="0.83955in" presentation:class="page-number" presentation:placeholder="false">
        <draw:text-box>
          <text:p text:style-name="a387" text:class-names="" text:cond-style-name=""><text:span text:style-name="a386" text:class-names=""><text:page-number style:num-format="1" text:fixed="false">‹#›</text:page-number></text:span></text:p>
        </draw:text-box>
        <svg:title/>
        <svg:desc/>
      </draw:frame>
    </style:master-page>
    <style:master-page style:name="Master1-Layout11-cust-Title-and-Caption" style:page-layout-name="pageLayout1" draw:style-name="a404">
      <draw:g draw:name="Group 6" draw:id="id122">
        <svg:title/>
        <svg:desc/>
        <draw:custom-shape svg:x="0in" svg:y="0in" svg:width="13.33333in" svg:height="7.5in" draw:id="id129" draw:style-name="a42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30" draw:style-name="a427" draw:name="Oval 1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31" draw:style-name="a429"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32"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33" draw:style-name="a43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34" draw:style-name="a43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35" draw:style-name="a436" draw:transform="translate(-1.80414in -0.2411in) rotate(-6.11158) translate(11.08995in 3.21012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3.06356in" svg:width="12.33333in" svg:height="3.93989in" draw:id="id136" draw:style-name="a437" draw:name="Freeform 5">
          <svg:title/>
          <svg:desc/>
          <draw:enhanced-geometry xmlns:dr3d="urn:oasis:names:tc:opendocument:xmlns:dr3d:1.0" draw:type="non-primitive" svg:viewBox="0 0 10000 7946" draw:enhanced-path="M 0 0 L 0 7945 10000 7946 10000 4 10000 4 9773 91 9547 175 9320 256 9092 326 8865 396 8637 462 8412 518 8184 571 7957 620 7734 662 7508 704 7285 739 7062 767 6840 795 6620 819 6402 837 6184 851 5968 865 5755 872 5542 879 5332 882 5124 879 4918 879 4714 872 4514 861 4316 851 4122 840 3929 823 3739 805 3553 788 3190 742 2842 693 2508 641 2192 585 1890 525 1610 462 1347 399 1105 336 883 277 686 221 508 168 358 123 232 81 59 21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7946"/>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37" draw:style-name="a43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23" presentation:style-name="a408" draw:name="Title 1" svg:x="1.25634in" svg:y="1.16297in" svg:width="9.65859in" svg:height="1.50152in" presentation:class="title" presentation:placeholder="false">
        <draw:text-box>
          <text:p text:style-name="a407" text:class-names="" text:cond-style-name=""><text:span text:style-name="a405" text:class-names="">Click to edit Master title style</text:span><text:span text:style-name="a406" text:class-names=""/></text:p>
        </draw:text-box>
        <svg:title/>
        <svg:desc/>
      </draw:frame>
      <draw:frame draw:id="id124" presentation:style-name="a412" draw:name="Text Placeholder 3" svg:x="1.26307in" svg:y="3.875in" svg:width="9.65186in" svg:height="2.70833in" presentation:class="outline" presentation:placeholder="false">
        <draw:text-box>
          <text:list text:style-name="a411">
            <text:list-item>
              <text:p text:style-name="a410" text:class-names="" text:cond-style-name=""><text:span text:style-name="a409" text:class-names="">Click to edit Master text styles</text:span></text:p>
            </text:list-item>
          </text:list>
        </draw:text-box>
        <svg:title/>
        <svg:desc/>
      </draw:frame>
      <draw:frame draw:id="id125" presentation:style-name="a416" draw:name="Date Placeholder 3" svg:x="11.65038in" svg:y="6.9902in" svg:width="1.08333in" svg:height="0.33333in" presentation:class="date-time" presentation:placeholder="false">
        <draw:text-box>
          <text:p text:style-name="a415" text:class-names="" text:cond-style-name=""><text:span text:style-name="a413" text:class-names=""><text:date text:fixed="false" style:data-style-name="a414">9/8/2025</text:date></text:span></text:p>
        </draw:text-box>
        <svg:title/>
        <svg:desc/>
      </draw:frame>
      <draw:frame draw:id="id126" presentation:style-name="a419" draw:name="Footer Placeholder 4" svg:x="0.61364in" svg:y="6.9902in" svg:width="4.22112in" svg:height="0.33333in" presentation:class="footer" presentation:placeholder="false">
        <draw:text-box>
          <text:p text:style-name="a418" text:class-names="" text:cond-style-name=""><text:span text:style-name="a417" text:class-names=""/></text:p>
        </draw:text-box>
        <svg:title/>
        <svg:desc/>
      </draw:frame>
      <draw:custom-shape svg:x="11.41493in" svg:y="0in" svg:width="0.75in" svg:height="1.25in" draw:id="id127" draw:style-name="a420" draw:name="Rectangle 12">
        <svg:title/>
        <svg:desc/>
        <draw:enhanced-geometry xmlns:dr3d="urn:oasis:names:tc:opendocument:xmlns:dr3d:1.0" draw:type="non-primitive" svg:viewBox="0 0 21600 21600" draw:enhanced-path="M 0 0 L 21600 0 21600 21600 0 21600 Z N"/>
      </draw:custom-shape>
      <draw:frame draw:id="id128" presentation:style-name="a423" draw:name="Slide Number Placeholder 5" svg:x="11.32168in" svg:y="0.32341in" svg:width="0.91667in" svg:height="0.83955in" presentation:class="page-number" presentation:placeholder="false">
        <draw:text-box>
          <text:p text:style-name="a422" text:class-names="" text:cond-style-name=""><text:span text:style-name="a421" text:class-names=""><text:page-number style:num-format="1" text:fixed="false">‹#›</text:page-number></text:span></text:p>
        </draw:text-box>
        <svg:title/>
        <svg:desc/>
      </draw:frame>
    </style:master-page>
    <style:master-page style:name="Master1-Layout12-cust-Quote-with-Caption" style:page-layout-name="pageLayout1" draw:style-name="a439">
      <draw:g draw:name="Group 2" draw:id="id138">
        <svg:title/>
        <svg:desc/>
        <draw:custom-shape svg:x="0in" svg:y="0in" svg:width="13.33333in" svg:height="7.5in" draw:id="id148" draw:style-name="a470" draw:name="Rectangle 16">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49" draw:style-name="a472"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50" draw:style-name="a474" draw:name="Oval 21">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51" draw:style-name="a476" draw:name="Oval 22">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52" draw:style-name="a478" draw:name="Oval 23">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53" draw:style-name="a480" draw:name="Oval 2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54" draw:style-name="a481" draw:transform="translate(-1.80414in -0.2411in) rotate(-6.11158) translate(11.08995in 4.818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55" draw:style-name="a482"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56" draw:style-name="a48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39" draw:style-name="a442" draw:name="TextBox 15" svg:x="0.96409in" svg:y="0.66419in" svg:width="0.87698in" svg:height="1.7166in">
        <draw:text-box>
          <text:p text:style-name="a441" text:class-names="" text:cond-style-name=""><text:span text:style-name="a440" text:class-names="">“</text:span></text:p>
        </draw:text-box>
        <svg:title/>
        <svg:desc/>
      </draw:frame>
      <draw:frame draw:id="id140" draw:style-name="a445" draw:name="TextBox 12" svg:x="10.80977in" svg:y="2.85847in" svg:width="0.71387in" svg:height="1.7166in">
        <draw:text-box>
          <text:p text:style-name="a444" text:class-names="" text:cond-style-name=""><text:span text:style-name="a443" text:class-names="">”</text:span></text:p>
        </draw:text-box>
        <svg:title/>
        <svg:desc/>
      </draw:frame>
      <draw:frame draw:id="id141" presentation:style-name="a449" draw:name="Title 1" svg:x="1.72996in" svg:y="1.07407in" svg:width="9.2453in" svg:height="2.94907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142" presentation:style-name="a453" draw:name="Text Placeholder 3" svg:x="2.12811in" svg:y="4.02315in" svg:width="8.45496in" svg:height="0.37421in" presentation:class="outline" presentation:placeholder="false">
        <draw:text-box>
          <text:list text:style-name="a452">
            <text:list-item>
              <text:p text:style-name="a451" text:class-names="" text:cond-style-name=""><text:span text:style-name="a450" text:class-names="">Click to edit Master text styles</text:span></text:p>
            </text:list-item>
          </text:list>
        </draw:text-box>
        <svg:title/>
        <svg:desc/>
      </draw:frame>
      <draw:frame draw:id="id143" presentation:style-name="a457" draw:name="Text Placeholder 3" svg:x="1.26307in" svg:y="5.5in" svg:width="10.11034in" svg:height="1.09127in" presentation:class="outline" presentation:placeholder="false">
        <draw:text-box>
          <text:list text:style-name="a456">
            <text:list-item>
              <text:p text:style-name="a455" text:class-names="" text:cond-style-name=""><text:span text:style-name="a454" text:class-names="">Click to edit Master text styles</text:span></text:p>
            </text:list-item>
          </text:list>
        </draw:text-box>
        <svg:title/>
        <svg:desc/>
      </draw:frame>
      <draw:frame draw:id="id144" presentation:style-name="a461" draw:name="Date Placeholder 3" svg:x="11.65038in" svg:y="6.9902in" svg:width="1.08333in" svg:height="0.33333in" presentation:class="date-time" presentation:placeholder="false">
        <draw:text-box>
          <text:p text:style-name="a460" text:class-names="" text:cond-style-name=""><text:span text:style-name="a458" text:class-names=""><text:date text:fixed="false" style:data-style-name="a459">9/8/2025</text:date></text:span></text:p>
        </draw:text-box>
        <svg:title/>
        <svg:desc/>
      </draw:frame>
      <draw:frame draw:id="id145" presentation:style-name="a464" draw:name="Footer Placeholder 4" svg:x="0.61364in" svg:y="6.9902in" svg:width="4.22112in" svg:height="0.33333in" presentation:class="footer" presentation:placeholder="false">
        <draw:text-box>
          <text:p text:style-name="a463" text:class-names="" text:cond-style-name=""><text:span text:style-name="a462" text:class-names=""/></text:p>
        </draw:text-box>
        <svg:title/>
        <svg:desc/>
      </draw:frame>
      <draw:custom-shape svg:x="11.41493in" svg:y="0in" svg:width="0.75in" svg:height="1.25in" draw:id="id146" draw:style-name="a465" draw:name="Rectangle 18">
        <svg:title/>
        <svg:desc/>
        <draw:enhanced-geometry xmlns:dr3d="urn:oasis:names:tc:opendocument:xmlns:dr3d:1.0" draw:type="non-primitive" svg:viewBox="0 0 21600 21600" draw:enhanced-path="M 0 0 L 21600 0 21600 21600 0 21600 Z N"/>
      </draw:custom-shape>
      <draw:frame draw:id="id147" presentation:style-name="a468" draw:name="Slide Number Placeholder 5" svg:x="11.32168in" svg:y="0.32341in" svg:width="0.91667in" svg:height="0.83955in" presentation:class="page-number" presentation:placeholder="false">
        <draw:text-box>
          <text:p text:style-name="a467" text:class-names="" text:cond-style-name=""><text:span text:style-name="a466" text:class-names=""><text:page-number style:num-format="1" text:fixed="false">‹#›</text:page-number></text:span></text:p>
        </draw:text-box>
        <svg:title/>
        <svg:desc/>
      </draw:frame>
    </style:master-page>
    <style:master-page style:name="Master1-Layout13-cust-Name-Card" style:page-layout-name="pageLayout1" draw:style-name="a484">
      <draw:g draw:name="Group 8" draw:id="id157">
        <svg:title/>
        <svg:desc/>
        <draw:custom-shape svg:x="0in" svg:y="0in" svg:width="13.33333in" svg:height="7.5in" draw:id="id164" draw:style-name="a505" draw:name="Rectangle 10">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165" draw:style-name="a507"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166" draw:style-name="a50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167" draw:style-name="a511" draw:name="Oval 16">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168" draw:style-name="a513"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169" draw:style-name="a515"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60828in" svg:height="0.4822in" draw:id="id170" draw:style-name="a516" draw:transform="translate(-1.80414in -0.2411in) rotate(-6.11158) translate(11.08995in 4.82726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x="0.49826in" svg:y="4.63889in" svg:width="12.33333in" svg:height="2.55595in" draw:id="id171" draw:style-name="a517"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172" draw:style-name="a518"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158" presentation:style-name="a488" draw:name="Title 1" svg:x="1.26307in" svg:y="2.59259in" svg:width="9.65186in" svg:height="1.99313in" presentation:class="title" presentation:placeholder="false">
        <draw:text-box>
          <text:p text:style-name="a487" text:class-names="" text:cond-style-name=""><text:span text:style-name="a485" text:class-names="">Click to edit Master title style</text:span><text:span text:style-name="a486" text:class-names=""/></text:p>
        </draw:text-box>
        <svg:title/>
        <svg:desc/>
      </draw:frame>
      <draw:frame draw:id="id159" presentation:style-name="a492" draw:name="Text Placeholder 2" svg:x="1.26307in" svg:y="5.49537in" svg:width="9.65186in" svg:height="0.94094in" presentation:class="outline" presentation:placeholder="false">
        <draw:text-box>
          <text:list text:style-name="a491">
            <text:list-item>
              <text:p text:style-name="a490" text:class-names="" text:cond-style-name=""><text:span text:style-name="a489" text:class-names="">Click to edit Master text styles</text:span></text:p>
            </text:list-item>
          </text:list>
        </draw:text-box>
        <svg:title/>
        <svg:desc/>
      </draw:frame>
      <draw:frame draw:id="id160" presentation:style-name="a496" draw:name="Date Placeholder 3" svg:x="11.65038in" svg:y="6.9902in" svg:width="1.08333in" svg:height="0.33333in" presentation:class="date-time" presentation:placeholder="false">
        <draw:text-box>
          <text:p text:style-name="a495" text:class-names="" text:cond-style-name=""><text:span text:style-name="a493" text:class-names=""><text:date text:fixed="false" style:data-style-name="a494">9/8/2025</text:date></text:span></text:p>
        </draw:text-box>
        <svg:title/>
        <svg:desc/>
      </draw:frame>
      <draw:frame draw:id="id161" presentation:style-name="a499" draw:name="Footer Placeholder 4" svg:x="0.61364in" svg:y="6.9902in" svg:width="4.22112in" svg:height="0.33333in" presentation:class="footer" presentation:placeholder="false">
        <draw:text-box>
          <text:p text:style-name="a498" text:class-names="" text:cond-style-name=""><text:span text:style-name="a497" text:class-names=""/></text:p>
        </draw:text-box>
        <svg:title/>
        <svg:desc/>
      </draw:frame>
      <draw:custom-shape svg:x="11.41493in" svg:y="0in" svg:width="0.75in" svg:height="1.25in" draw:id="id162" draw:style-name="a500" draw:name="Rectangle 13">
        <svg:title/>
        <svg:desc/>
        <draw:enhanced-geometry xmlns:dr3d="urn:oasis:names:tc:opendocument:xmlns:dr3d:1.0" draw:type="non-primitive" svg:viewBox="0 0 21600 21600" draw:enhanced-path="M 0 0 L 21600 0 21600 21600 0 21600 Z N"/>
      </draw:custom-shape>
      <draw:frame draw:id="id163" presentation:style-name="a503" draw:name="Slide Number Placeholder 5" svg:x="11.32168in" svg:y="0.32341in" svg:width="0.91667in" svg:height="0.83955in" presentation:class="page-number" presentation:placeholder="false">
        <draw:text-box>
          <text:p text:style-name="a502" text:class-names="" text:cond-style-name=""><text:span text:style-name="a501" text:class-names=""><text:page-number style:num-format="1" text:fixed="false">‹#›</text:page-number></text:span></text:p>
        </draw:text-box>
        <svg:title/>
        <svg:desc/>
      </draw:frame>
    </style:master-page>
    <style:master-page style:name="Master1-Layout14-cust-3-Column" style:page-layout-name="pageLayout1" draw:style-name="a519">
      <draw:frame draw:id="id173" draw:layer="Master1-bg" presentation:style-name="a523" draw:name="Title 1" svg:x="1.26307in" svg:y="1.06482in" svg:width="9.65186in" svg:height="0.77315in" presentation:class="title" presentation:placeholder="false">
        <draw:text-box>
          <text:p text:style-name="a522" text:class-names="" text:cond-style-name=""><text:span text:style-name="a520" text:class-names="">Click to edit Master title style</text:span><text:span text:style-name="a521" text:class-names=""/></text:p>
        </draw:text-box>
        <svg:title/>
        <svg:desc/>
      </draw:frame>
      <draw:frame draw:id="id174" draw:layer="Master1-bg" presentation:style-name="a527" draw:name="Text Placeholder 2" svg:x="1.26307in" svg:y="2.84722in" svg:width="3.436in" svg:height="0.63021in" presentation:class="outline" presentation:placeholder="false">
        <draw:text-box>
          <text:list text:style-name="a526">
            <text:list-item>
              <text:p text:style-name="a525" text:class-names="" text:cond-style-name=""><text:span text:style-name="a524" text:class-names="">Click to edit Master text styles</text:span></text:p>
            </text:list-item>
          </text:list>
        </draw:text-box>
        <svg:title/>
        <svg:desc/>
      </draw:frame>
      <draw:frame draw:id="id175" presentation:style-name="a531" draw:name="Text Placeholder 3" svg:x="1.26307in" svg:y="3.47743in" svg:width="3.436in" svg:height="3.11384in" presentation:class="outline" presentation:placeholder="false">
        <draw:text-box>
          <text:list text:style-name="a530">
            <text:list-item>
              <text:p text:style-name="a529" text:class-names="" text:cond-style-name=""><text:span text:style-name="a528" text:class-names="">Click to edit Master text styles</text:span></text:p>
            </text:list-item>
          </text:list>
        </draw:text-box>
        <svg:title/>
        <svg:desc/>
      </draw:frame>
      <draw:frame draw:id="id176" presentation:style-name="a535" draw:name="Text Placeholder 4" svg:x="4.93517in" svg:y="2.84722in" svg:width="3.44161in" svg:height="0.63021in" presentation:class="outline" presentation:placeholder="false">
        <draw:text-box>
          <text:list text:style-name="a534">
            <text:list-item>
              <text:p text:style-name="a533" text:class-names="" text:cond-style-name=""><text:span text:style-name="a532" text:class-names="">Click to edit Master text styles</text:span></text:p>
            </text:list-item>
          </text:list>
        </draw:text-box>
        <svg:title/>
        <svg:desc/>
      </draw:frame>
      <draw:frame draw:id="id177" presentation:style-name="a539" draw:name="Text Placeholder 3" svg:x="4.93517in" svg:y="3.47743in" svg:width="3.44161in" svg:height="3.11384in" presentation:class="outline" presentation:placeholder="false">
        <draw:text-box>
          <text:list text:style-name="a538">
            <text:list-item>
              <text:p text:style-name="a537" text:class-names="" text:cond-style-name=""><text:span text:style-name="a536" text:class-names="">Click to edit Master text styles</text:span></text:p>
            </text:list-item>
          </text:list>
        </draw:text-box>
        <svg:title/>
        <svg:desc/>
      </draw:frame>
      <draw:frame draw:id="id178" presentation:style-name="a543" draw:name="Text Placeholder 4" svg:x="8.62657in" svg:y="2.84722in" svg:width="3.44021in" svg:height="0.63021in" presentation:class="outline" presentation:placeholder="false">
        <draw:text-box>
          <text:list text:style-name="a542">
            <text:list-item>
              <text:p text:style-name="a541" text:class-names="" text:cond-style-name=""><text:span text:style-name="a540" text:class-names="">Click to edit Master text styles</text:span></text:p>
            </text:list-item>
          </text:list>
        </draw:text-box>
        <svg:title/>
        <svg:desc/>
      </draw:frame>
      <draw:frame draw:id="id179" presentation:style-name="a547" draw:name="Text Placeholder 3" svg:x="8.62678in" svg:y="3.47743in" svg:width="3.44in" svg:height="3.11384in" presentation:class="outline" presentation:placeholder="false">
        <draw:text-box>
          <text:list text:style-name="a546">
            <text:list-item>
              <text:p text:style-name="a545" text:class-names="" text:cond-style-name=""><text:span text:style-name="a544" text:class-names="">Click to edit Master text styles</text:span></text:p>
            </text:list-item>
          </text:list>
        </draw:text-box>
        <svg:title/>
        <svg:desc/>
      </draw:frame>
      <draw:connector draw:type="line" svg:x1="4.81624in" svg:y1="2.81018in" svg:x2="4.81624in" svg:y2="6.62963in" draw:id="id180" draw:style-name="a548" draw:name="Straight Connector 16">
        <svg:title/>
        <svg:desc/>
      </draw:connector>
      <draw:connector draw:type="line" svg:x1="8.5in" svg:y1="2.81018in" svg:x2="8.5in" svg:y2="6.62963in" draw:id="id181" draw:style-name="a549" draw:name="Straight Connector 17">
        <svg:title/>
        <svg:desc/>
      </draw:connector>
      <draw:frame draw:id="id182" presentation:style-name="a553" draw:name="Date Placeholder 6" svg:x="11.65038in" svg:y="6.9902in" svg:width="1.08333in" svg:height="0.33333in" presentation:class="date-time" presentation:placeholder="false">
        <draw:text-box>
          <text:p text:style-name="a552" text:class-names="" text:cond-style-name=""><text:span text:style-name="a550" text:class-names=""><text:date text:fixed="false" style:data-style-name="a551">9/8/2025</text:date></text:span></text:p>
        </draw:text-box>
        <svg:title/>
        <svg:desc/>
      </draw:frame>
      <draw:frame draw:id="id183" presentation:style-name="a556" draw:name="Footer Placeholder 7" svg:x="0.61364in" svg:y="6.9902in" svg:width="4.22112in" svg:height="0.33333in" presentation:class="footer" presentation:placeholder="false">
        <draw:text-box>
          <text:p text:style-name="a555" text:class-names="" text:cond-style-name=""><text:span text:style-name="a554" text:class-names=""/></text:p>
        </draw:text-box>
        <svg:title/>
        <svg:desc/>
      </draw:frame>
      <draw:frame draw:id="id184" presentation:style-name="a559" draw:name="Slide Number Placeholder 8" svg:x="11.32168in" svg:y="0.32341in" svg:width="0.91667in" svg:height="0.83955in" presentation:class="page-number" presentation:placeholder="false">
        <draw:text-box>
          <text:p text:style-name="a558" text:class-names="" text:cond-style-name=""><text:span text:style-name="a557" text:class-names=""><text:page-number style:num-format="1" text:fixed="false">‹#›</text:page-number></text:span></text:p>
        </draw:text-box>
        <svg:title/>
        <svg:desc/>
      </draw:frame>
    </style:master-page>
    <style:master-page style:name="Master1-Layout15-cust-3-Picture-Column" style:page-layout-name="pageLayout1" draw:style-name="a560">
      <draw:frame draw:id="id185" draw:layer="Master1-bg" presentation:style-name="a564" draw:name="Title 1" svg:x="1.26307in" svg:y="1.06482in" svg:width="9.65186in" svg:height="0.77315in" presentation:class="title" presentation:placeholder="false">
        <draw:text-box>
          <text:p text:style-name="a563" text:class-names="" text:cond-style-name=""><text:span text:style-name="a561" text:class-names="">Click to edit Master title style</text:span><text:span text:style-name="a562" text:class-names=""/></text:p>
        </draw:text-box>
        <svg:title/>
        <svg:desc/>
      </draw:frame>
      <draw:frame draw:id="id186" draw:layer="Master1-bg" presentation:style-name="a568" draw:name="Text Placeholder 2" svg:x="1.26307in" svg:y="4.95718in" svg:width="3.336in" svg:height="0.63021in" presentation:class="outline" presentation:placeholder="false">
        <draw:text-box>
          <text:list text:style-name="a567">
            <text:list-item>
              <text:p text:style-name="a566" text:class-names="" text:cond-style-name=""><text:span text:style-name="a565" text:class-names="">Click to edit Master text styles</text:span></text:p>
            </text:list-item>
          </text:list>
        </draw:text-box>
        <svg:title/>
        <svg:desc/>
      </draw:frame>
      <draw:frame draw:id="id187" presentation:style-name="a572" draw:name="Picture Placeholder 2" svg:x="1.45948in" svg:y="2.84722in" svg:width="2.94318in" svg:height="1.7405in" presentation:class="graphic" presentation:placeholder="false">
        <draw:text-box>
          <text:p text:style-name="a571" text:class-names="" text:cond-style-name=""><text:span text:style-name="a569" text:class-names="">Click icon to add picture</text:span><text:span text:style-name="a570" text:class-names=""/></text:p>
        </draw:text-box>
        <svg:title/>
        <svg:desc/>
      </draw:frame>
      <draw:frame draw:id="id188" presentation:style-name="a576" draw:name="Text Placeholder 3" svg:x="1.26307in" svg:y="5.58739in" svg:width="3.336in" svg:height="1.00388in" presentation:class="outline" presentation:placeholder="false">
        <draw:text-box>
          <text:list text:style-name="a575">
            <text:list-item>
              <text:p text:style-name="a574" text:class-names="" text:cond-style-name=""><text:span text:style-name="a573" text:class-names="">Click to edit Master text styles</text:span></text:p>
            </text:list-item>
          </text:list>
        </draw:text-box>
        <svg:title/>
        <svg:desc/>
      </draw:frame>
      <draw:frame draw:id="id189" presentation:style-name="a580" draw:name="Text Placeholder 4" svg:x="4.99657in" svg:y="4.95718in" svg:width="3.336in" svg:height="0.63021in" presentation:class="outline" presentation:placeholder="false">
        <draw:text-box>
          <text:list text:style-name="a579">
            <text:list-item>
              <text:p text:style-name="a578" text:class-names="" text:cond-style-name=""><text:span text:style-name="a577" text:class-names="">Click to edit Master text styles</text:span></text:p>
            </text:list-item>
          </text:list>
        </draw:text-box>
        <svg:title/>
        <svg:desc/>
      </draw:frame>
      <draw:frame draw:id="id190" presentation:style-name="a584" draw:name="Picture Placeholder 2" svg:x="5.19298in" svg:y="2.84722in" svg:width="2.94318in" svg:height="1.7405in" presentation:class="graphic" presentation:placeholder="false">
        <draw:text-box>
          <text:p text:style-name="a583" text:class-names="" text:cond-style-name=""><text:span text:style-name="a581" text:class-names="">Click icon to add picture</text:span><text:span text:style-name="a582" text:class-names=""/></text:p>
        </draw:text-box>
        <svg:title/>
        <svg:desc/>
      </draw:frame>
      <draw:frame draw:id="id191" presentation:style-name="a588" draw:name="Text Placeholder 3" svg:x="4.998in" svg:y="5.58739in" svg:width="3.336in" svg:height="1.00388in" presentation:class="outline" presentation:placeholder="false">
        <draw:text-box>
          <text:list text:style-name="a587">
            <text:list-item>
              <text:p text:style-name="a586" text:class-names="" text:cond-style-name=""><text:span text:style-name="a585" text:class-names="">Click to edit Master text styles</text:span></text:p>
            </text:list-item>
          </text:list>
        </draw:text-box>
        <svg:title/>
        <svg:desc/>
      </draw:frame>
      <draw:frame draw:id="id192" presentation:style-name="a592" draw:name="Text Placeholder 4" svg:x="8.73007in" svg:y="4.95718in" svg:width="3.33672in" svg:height="0.63021in" presentation:class="outline" presentation:placeholder="false">
        <draw:text-box>
          <text:list text:style-name="a591">
            <text:list-item>
              <text:p text:style-name="a590" text:class-names="" text:cond-style-name=""><text:span text:style-name="a589" text:class-names="">Click to edit Master text styles</text:span></text:p>
            </text:list-item>
          </text:list>
        </draw:text-box>
        <svg:title/>
        <svg:desc/>
      </draw:frame>
      <draw:frame draw:id="id193" presentation:style-name="a596" draw:name="Picture Placeholder 2" svg:x="8.9272in" svg:y="2.84722in" svg:width="2.94318in" svg:height="1.7405in" presentation:class="graphic" presentation:placeholder="false">
        <draw:text-box>
          <text:p text:style-name="a595" text:class-names="" text:cond-style-name=""><text:span text:style-name="a593" text:class-names="">Click icon to add picture</text:span><text:span text:style-name="a594" text:class-names=""/></text:p>
        </draw:text-box>
        <svg:title/>
        <svg:desc/>
      </draw:frame>
      <draw:frame draw:id="id194" presentation:style-name="a600" draw:name="Text Placeholder 3" svg:x="8.73007in" svg:y="5.58738in" svg:width="3.33672in" svg:height="1.00388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connector draw:type="line" svg:x1="4.81828in" svg:y1="2.81018in" svg:x2="4.81828in" svg:y2="6.62963in" draw:id="id195" draw:style-name="a601" draw:name="Straight Connector 42">
        <svg:title/>
        <svg:desc/>
      </draw:connector>
      <draw:connector draw:type="line" svg:x1="8.52778in" svg:y1="2.81018in" svg:x2="8.52778in" svg:y2="6.62963in" draw:id="id196" draw:style-name="a602" draw:name="Straight Connector 43">
        <svg:title/>
        <svg:desc/>
      </draw:connector>
      <draw:frame draw:id="id197" presentation:style-name="a606" draw:name="Date Placeholder 6" svg:x="11.65038in" svg:y="6.9902in" svg:width="1.08333in" svg:height="0.33333in" presentation:class="date-time" presentation:placeholder="false">
        <draw:text-box>
          <text:p text:style-name="a605" text:class-names="" text:cond-style-name=""><text:span text:style-name="a603" text:class-names=""><text:date text:fixed="false" style:data-style-name="a604">9/8/2025</text:date></text:span></text:p>
        </draw:text-box>
        <svg:title/>
        <svg:desc/>
      </draw:frame>
      <draw:frame draw:id="id198" presentation:style-name="a609" draw:name="Footer Placeholder 7" svg:x="0.61364in" svg:y="6.9902in" svg:width="3.98544in" svg:height="0.33333in" presentation:class="footer" presentation:placeholder="false">
        <draw:text-box>
          <text:p text:style-name="a608" text:class-names="" text:cond-style-name=""><text:span text:style-name="a607" text:class-names=""/></text:p>
        </draw:text-box>
        <svg:title/>
        <svg:desc/>
      </draw:frame>
      <draw:frame draw:id="id199" presentation:style-name="a612" draw:name="Slide Number Placeholder 8" svg:x="11.32168in" svg:y="0.32341in" svg:width="0.91667in" svg:height="0.83955in" presentation:class="page-number" presentation:placeholder="false">
        <draw:text-box>
          <text:p text:style-name="a611" text:class-names="" text:cond-style-name=""><text:span text:style-name="a610" text:class-names=""><text:page-number style:num-format="1" text:fixed="false">‹#›</text:page-number></text:span></text:p>
        </draw:text-box>
        <svg:title/>
        <svg:desc/>
      </draw:frame>
    </style:master-page>
    <style:master-page style:name="Master1-Layout16-vertTx-Title-and-Vertical-Text" style:page-layout-name="pageLayout1" draw:style-name="a613">
      <draw:frame draw:id="id200" draw:layer="Master1-bg" presentation:style-name="a617" draw:name="Title 1" svg:x="1.26307in" svg:y="1.06482in" svg:width="9.65186in" svg:height="0.77315in" presentation:class="title" presentation:placeholder="false">
        <draw:text-box>
          <text:p text:style-name="a616" text:class-names="" text:cond-style-name=""><text:span text:style-name="a614" text:class-names="">Click to edit Master title style</text:span><text:span text:style-name="a615" text:class-names=""/></text:p>
        </draw:text-box>
        <svg:title/>
        <svg:desc/>
      </draw:frame>
      <draw:frame draw:id="id201" draw:layer="Master1-bg" presentation:style-name="a634" draw:name="Vertical Text Placeholder 2" svg:x="1.26307in" svg:y="2.84722in" svg:width="9.65186in" svg:height="3.73611in" presentation:class="outline" presentation:placeholder="false">
        <draw:text-box>
          <text:list text:style-name="a620">
            <text:list-item>
              <text:p text:style-name="a619" text:class-names="" text:cond-style-name=""><text:span text:style-name="a618" text:class-names="">Click to edit Master text styles</text:span></text:p>
            </text:list-item>
          </text:list>
          <text:list text:style-name="a623">
            <text:list-item>
              <text:list text:style-name="a623">
                <text:list-item>
                  <text:p text:style-name="a622" text:class-names="" text:cond-style-name=""><text:span text:style-name="a621" text:class-names="">Second level</text:span></text:p>
                </text:list-item>
              </text:list>
            </text:list-item>
          </text:list>
          <text:list text:style-name="a626">
            <text:list-item>
              <text:list text:style-name="a626">
                <text:list-item>
                  <text:list text:style-name="a626">
                    <text:list-item>
                      <text:p text:style-name="a625" text:class-names="" text:cond-style-name=""><text:span text:style-name="a624" text:class-names="">Third level</text:span></text:p>
                    </text:list-item>
                  </text:list>
                </text:list-item>
              </text:list>
            </text:list-item>
          </text:list>
          <text:list text:style-name="a629">
            <text:list-item>
              <text:list text:style-name="a629">
                <text:list-item>
                  <text:list text:style-name="a629">
                    <text:list-item>
                      <text:list text:style-name="a629">
                        <text:list-item>
                          <text:p text:style-name="a628" text:class-names="" text:cond-style-name=""><text:span text:style-name="a627" text:class-names="">Fourth level</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0" text:class-names="">Fifth level</text:span><text:span text:style-name="a631" text:class-names=""/></text:p>
                            </text:list-item>
                          </text:list>
                        </text:list-item>
                      </text:list>
                    </text:list-item>
                  </text:list>
                </text:list-item>
              </text:list>
            </text:list-item>
          </text:list>
        </draw:text-box>
        <svg:title/>
        <svg:desc/>
      </draw:frame>
      <draw:frame draw:id="id202" presentation:style-name="a638" draw:name="Date Placeholder 3" svg:x="11.69667in" svg:y="6.9902in" svg:width="1.08333in" svg:height="0.33333in" presentation:class="date-time" presentation:placeholder="false">
        <draw:text-box>
          <text:p text:style-name="a637" text:class-names="" text:cond-style-name=""><text:span text:style-name="a635" text:class-names=""><text:date text:fixed="false" style:data-style-name="a636">9/8/2025</text:date></text:span></text:p>
        </draw:text-box>
        <svg:title/>
        <svg:desc/>
      </draw:frame>
      <draw:frame draw:id="id203" presentation:style-name="a641" draw:name="Footer Placeholder 4" svg:x="0.61364in" svg:y="6.9902in" svg:width="4.22112in" svg:height="0.33333in" presentation:class="footer" presentation:placeholder="false">
        <draw:text-box>
          <text:p text:style-name="a640" text:class-names="" text:cond-style-name=""><text:span text:style-name="a639" text:class-names=""/></text:p>
        </draw:text-box>
        <svg:title/>
        <svg:desc/>
      </draw:frame>
      <draw:frame draw:id="id204" presentation:style-name="a644" draw:name="Slide Number Placeholder 5" svg:x="11.32168in" svg:y="0.32341in" svg:width="0.91667in" svg:height="0.83955in" presentation:class="page-number" presentation:placeholder="false">
        <draw:text-box>
          <text:p text:style-name="a643" text:class-names="" text:cond-style-name=""><text:span text:style-name="a642" text:class-names=""><text:page-number style:num-format="1" text:fixed="false">‹#›</text:page-number></text:span></text:p>
        </draw:text-box>
        <svg:title/>
        <svg:desc/>
      </draw:frame>
    </style:master-page>
    <style:master-page style:name="Master1-Layout17-vertTitleAndTx-Vertical-Title-and-Text" style:page-layout-name="pageLayout1" draw:style-name="a645">
      <draw:g draw:name="Group 8" draw:id="id205">
        <svg:title/>
        <svg:desc/>
        <draw:custom-shape svg:x="0in" svg:y="0in" svg:width="13.33333in" svg:height="7.5in" draw:id="id212" draw:style-name="a679" draw:name="Rectangle 11">
          <svg:title/>
          <svg:desc/>
          <draw:enhanced-geometry xmlns:dr3d="urn:oasis:names:tc:opendocument:xmlns:dr3d:1.0" draw:type="non-primitive" svg:viewBox="0 0 21600 21600" draw:enhanced-path="M 0 0 L 21600 0 21600 21600 0 21600 Z N"/>
        </draw:custom-shape>
        <draw:custom-shape svg:x="0in" svg:y="2.91667in" svg:width="4.58333in" svg:height="4.58333in" draw:id="id213" draw:style-name="a681" draw:name="Oval 14">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in" svg:y="3.16667in" svg:width="2.58333in" svg:height="2.58333in" draw:id="id214" draw:style-name="a68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6.41667in" svg:width="1.08333in" svg:height="1.08333in" draw:id="id215" draw:style-name="a685" draw:name="Oval 17">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41493in" svg:y="1.83333in" svg:width="3.08333in" svg:height="3.08333in" draw:id="id216" draw:style-name="a687" draw:name="Oval 18">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4826in" svg:y="0.00926in" svg:width="1.75in" svg:height="1.75in" draw:id="id217" draw:style-name="a689" draw:name="Oval 19">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0.4537in" svg:y="0.43981in" svg:width="7.12037in" svg:height="6.62037in" draw:id="id218" draw:style-name="a690" draw:name="Rectangle 6">
          <svg:title/>
          <svg:desc/>
          <draw:enhanced-geometry xmlns:dr3d="urn:oasis:names:tc:opendocument:xmlns:dr3d:1.0" draw:type="non-primitive" svg:viewBox="0 0 21600 21600" draw:enhanced-path="M 0 0 L 21600 0 21600 21600 0 21600 Z N"/>
        </draw:custom-shape>
        <draw:custom-shape svg:width="3.60828in" svg:height="0.4822in" draw:id="id219" draw:style-name="a691" draw:transform="translate(-1.80414in -0.2411in) rotate(-1.48404) translate(8.68815in 5.24737in)" draw:name="Freeform 5">
          <svg:title/>
          <svg:desc/>
          <draw:enhanced-geometry xmlns:dr3d="urn:oasis:names:tc:opendocument:xmlns:dr3d:1.0" draw:type="non-primitive" svg:viewBox="0 0 10000 5291"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5291"/>
            <draw:equation draw:name="f8" draw:formula="?f0 / ?f6"/>
            <draw:equation draw:name="f9" draw:formula="?f1 / ?f6"/>
            <draw:equation draw:name="f10" draw:formula="?f2 / ?f7"/>
            <draw:equation draw:name="f11" draw:formula="?f3 / ?f7"/>
          </draw:enhanced-geometry>
        </draw:custom-shape>
        <draw:custom-shape svg:width="6.62037in" svg:height="1.372in" draw:id="id220" draw:style-name="a692" draw:transform="translate(-3.31019in -0.686in) rotate(-1.5708) translate(8.17593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custom-shape svg:x="0in" svg:y="0.00174in" svg:width="13.33333in" svg:height="7.49826in" draw:id="id221" draw:style-name="a693" draw:name="Freeform 5">
          <svg:title/>
          <svg:desc/>
          <draw:enhanced-geometry xmlns:dr3d="urn:oasis:names:tc:opendocument:xmlns:dr3d:1.0" draw:type="non-primitive" svg:viewBox="0 0 15356 8638" draw:enhanced-path="M 0 0 L 0 8638 15356 8638 15356 0 0 0 Z M 14748 8038 L 600 8038 600 592 14748 592 14748 8038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356"/>
            <draw:equation draw:name="f7" draw:formula="?f4 / 8638"/>
            <draw:equation draw:name="f8" draw:formula="0 / ?f6"/>
            <draw:equation draw:name="f9" draw:formula="?f1 / ?f6"/>
            <draw:equation draw:name="f10" draw:formula="0 / ?f7"/>
            <draw:equation draw:name="f11" draw:formula="?f3 / ?f7"/>
          </draw:enhanced-geometry>
        </draw:custom-shape>
      </draw:g>
      <draw:frame draw:id="id206" presentation:style-name="a649" draw:name="Vertical Title 1" svg:x="9.38893in" svg:y="1.39815in" svg:width="1.54196in" svg:height="5.19312in" presentation:class="title" presentation:placeholder="false">
        <draw:text-box>
          <text:p text:style-name="a648" text:class-names="" text:cond-style-name=""><text:span text:style-name="a646" text:class-names="">Click to edit Master title style</text:span><text:span text:style-name="a647" text:class-names=""/></text:p>
        </draw:text-box>
        <svg:title/>
        <svg:desc/>
      </draw:frame>
      <draw:frame draw:id="id207" presentation:style-name="a666" draw:name="Vertical Text Placeholder 2" svg:x="1.26307in" svg:y="1.39815in" svg:width="6.84167in" svg:height="5.19312in" presentation:class="outline" presentation:placeholder="false">
        <draw:text-box>
          <text:list text:style-name="a652">
            <text:list-item>
              <text:p text:style-name="a651" text:class-names="" text:cond-style-name=""><text:span text:style-name="a650" text:class-names="">Click to edit Master text styles</text:span></text:p>
            </text:list-item>
          </text:list>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8" presentation:style-name="a670" draw:name="Date Placeholder 3" svg:x="11.65038in" svg:y="6.9902in" svg:width="1.08501in" svg:height="0.33333in" presentation:class="date-time" presentation:placeholder="false">
        <draw:text-box>
          <text:p text:style-name="a669" text:class-names="" text:cond-style-name=""><text:span text:style-name="a667" text:class-names=""><text:date text:fixed="false" style:data-style-name="a668">9/8/2025</text:date></text:span></text:p>
        </draw:text-box>
        <svg:title/>
        <svg:desc/>
      </draw:frame>
      <draw:frame draw:id="id209" presentation:style-name="a673" draw:name="Footer Placeholder 4" svg:x="0.61364in" svg:y="6.9902in" svg:width="4.22112in" svg:height="0.33333in" presentation:class="footer" presentation:placeholder="false">
        <draw:text-box>
          <text:p text:style-name="a672" text:class-names="" text:cond-style-name=""><text:span text:style-name="a671" text:class-names=""/></text:p>
        </draw:text-box>
        <svg:title/>
        <svg:desc/>
      </draw:frame>
      <draw:custom-shape svg:x="11.41493in" svg:y="0in" svg:width="0.75in" svg:height="1.25in" draw:id="id210" draw:style-name="a674" draw:name="Rectangle 13">
        <svg:title/>
        <svg:desc/>
        <draw:enhanced-geometry xmlns:dr3d="urn:oasis:names:tc:opendocument:xmlns:dr3d:1.0" draw:type="non-primitive" svg:viewBox="0 0 21600 21600" draw:enhanced-path="M 0 0 L 21600 0 21600 21600 0 21600 Z N"/>
      </draw:custom-shape>
      <draw:frame draw:id="id211" presentation:style-name="a677" draw:name="Slide Number Placeholder 5" svg:x="11.32168in" svg:y="0.32341in" svg:width="0.91667in" svg:height="0.83955in" presentation:class="page-number" presentation:placeholder="false">
        <draw:text-box>
          <text:p text:style-name="a676" text:class-names="" text:cond-style-name=""><text:span text:style-name="a67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Digital Portfolio </dc:title>
    <meta:initial-creator>Punitha B</meta:initial-creator>
    <dc:creator>Punitha B</dc:creator>
    <meta:creation-date>2025-09-04T15:12:36Z</meta:creation-date>
    <dc:date>2025-09-08T03:46:28Z</dc:date>
    <meta:editing-cycles>5</meta:editing-cycles>
  </office:meta>
</office:document-meta>
</file>